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HTML">
      <style:paragraph-properties style:page-number="auto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avbar">
        <text:p text:style-name="P1"><text:span text:style-name="T1">saved from http://friends-forum.com/forum/archive/index.php/t-18041.html</text:span></text:p>
        <text:p text:style-name="Standard"/>
        <text:p text:style-name="Text_20_body"><text:script xlink:href="../Ивритский%20Сленг,%20в%20натуре!%20%5BАрхив%5D%20-%20Форум_files/HR.js"/><text:a xlink:type="simple" xlink:href="http://friends-forum.com/forum/archive/index.php" text:style-name="Internet_20_link" text:visited-style-name="Visited_20_Internet_20_Link">Форум</text:a> &gt; <text:a xlink:type="simple" xlink:href="http://friends-forum.com/forum/archive/index.php/f-152.html" text:style-name="Internet_20_link" text:visited-style-name="Visited_20_Internet_20_Link">Мир наших увлечений</text:a> &gt; <text:a xlink:type="simple" xlink:href="http://friends-forum.com/forum/archive/index.php/f-81.html" text:style-name="Internet_20_link" text:visited-style-name="Visited_20_Internet_20_Link">Полиглот</text:a> &gt; <text:a xlink:type="simple" xlink:href="http://friends-forum.com/forum/archive/index.php/f-140.html" text:style-name="Internet_20_link" text:visited-style-name="Visited_20_Internet_20_Link">Иврит</text:a> &gt; Ивритский Сленг, в натуре!</text:p>
      </text:section>
      <text:p text:style-name="Horizontal_20_Line"/>
      <text:p text:style-name="Text_20_body"><text:a xlink:type="simple" xlink:href="http://friends-forum.com/forum/archive/index.php/t-18041.html?pda=1" text:style-name="Internet_20_link" text:visited-style-name="Visited_20_Internet_20_Link">PDA</text:a></text:p>
      <text:p text:style-name="Text_20_body">Просмотр полной версии : <text:a xlink:type="simple" xlink:href="http://friends-forum.com/forum/showthread.php?t=18041" text:style-name="Internet_20_link" text:visited-style-name="Visited_20_Internet_20_Link">Ивритский Сленг, в натуре!</text:a></text:p>
      <text:p text:style-name="Horizontal_20_Line"/>
      <text:p text:style-name="P2">Vit0</text:p>
      <text:p text:style-name="P2">09.11.2005, 21:42</text:p>
      <text:p text:style-name="P2">Сленг - Часть 1<text:line-break/><text:line-break/>Привет! Здесь я выложу мою собственную коллекцию ивритского сленга.<text:line-break/>При её составлении я не пользовался никакими источниками или материалами - всё подчерпано мной при общении с израильской молодёжью. :-) <text:line-break/>Внимание: всё, что Вы сейчас будете читать - это не утаревшие или малоиспользуемые выражения, всё это употребляется на улице, в школах, дворах, универах Прямо Сейчас!<text:line-break/>Приятного обучения!<text:line-break/><text:line-break/><text:line-break/><text:line-break/>1. "Сахтен" - !נשאר לך חודש לשרת? ־ סכטן עליך <text:line-break/>Самый правильный перевод - " כל הכבוד! " <text:line-break/><text:line-break/>2. Капара алеха - !יוסי, כפרה עליך , תביא לי את השניצל <text:line-break/>Означает как бы "пожалуйста" или "сделай одолжение" <text:line-break/><text:line-break/>3. Машеу Бен-зона - !ראיתי אתמול סרט, ־ משהו בן זונה <text:line-break/>"Просто офигительно" <text:line-break/><text:line-break/>4. Харта, лехартэт, хартэтан - ?מה אתה מחרטט , יא חרטטן <text:line-break/>Новообразованное слово в разг. иврите. Используется когда кто-то говорит неправду, чтобы запугать/запутать кого-либо для различных целей (шутка, выгода и т.п) Само враньё - "Харта", действие - "Мехартэт", а врун - "Хартэтан". <text:line-break/><text:line-break/>Пример : Саша говорит Пете: "Тебя вчера искала военная полиция!..." Петя естественно взволнуется, а Саше прикольно. Вот такие шуточки. <text:line-break/><text:line-break/>5. Ла-манАЯк - נשאר חודש למנאייק <text:line-break/>"לפז"מ ־ פרק זמן מיחנימלי ", "время службы, дежурства" <text:line-break/>Перевод: "Остался месяц до конца службы в армии, дежурства и т.п" <text:line-break/><text:line-break/>6. Лаасот ба-яд - ?מתי פעם אחרונה עשית ביד <text:line-break/>"Онанировать, мастурбировать" <text:line-break/><text:line-break/>7. Яану, яани, яанту <text:line-break/>Связка, близкая по значению к " כאילו " и часто употребляемая вместо <text:line-break/>затяжного "э-э-э", когда человек ищет подходящее слово <text:line-break/><text:line-break/>8. Месахэк ота - ?מה אתה משחק אותה ראש קטן <text:line-break/>"Прикидываться, выдавать себя за.." Перевод: "Что ты прикидываешься <text:line-break/>дурачком?" <text:line-break/><text:soft-page-break/><text:line-break/>9. Сарут - !אחי, אתה כזה שרוט <text:line-break/>От слова " שריטה במֹח ". Означает "Балбес, дебил, долбанутый, тупой" <text:line-break/><text:line-break/>10. Литкоа нод - טקעתי נוד <text:line-break/>"Пёр%нуть, испортить воздух" <text:line-break/><text:line-break/>11. Кли - !איזה כלי אתה <text:line-break/>" גבר! , крутой, красавчик (не в смысле красоты), просто сама крутизна!" <text:line-break/><text:line-break/>12. Ахушармута - !אתמול היה סרט טוב אחושרמוטה <text:line-break/>Используется для усиления прилагательного/глагола, и никакого отношенияк - שרמוטה не имеет. <text:line-break/><text:line-break/>13. Тахлес - תכלס , הוא צודק <text:line-break/>"В принципе" или "По большому счёту" <text:line-break/><text:line-break/>14. Расми - !הוא צודק. ־ רסמי <text:line-break/>Используется для подтверждения и употребляется в сегоднешнем иврите вместо " באמת " <text:line-break/><text:line-break/>15. Дугри - בדוגרי , אני לא משחק היום <text:line-break/>"По правде, честно" Пример : [ сейчас я честный с тобой עכשיו אני דוגרי איתך ־ ] <text:line-break/><text:line-break/>16. Аль блаинд, аль мале - !אתה בא היום? ־ על מלא <text:line-break/>"Стопудово!, без сомнения" <text:line-break/><text:line-break/>17. Шхординит - !איזו שחורדינית מגעילה <text:line-break/>Образовано из 2-х слов : שחורה и בלונדינית Так называют брюнетку/шотенку, перекрасившуюся под блондинку. <text:line-break/><text:line-break/>18. Фадиха (мн. Фадихот) - !אתמול היתה לי פדיחה , לא תאמין <text:line-break/>"Облом", т.е что-то, что не вышло как было запланировано, добавляя действию немного юмора. <text:line-break/><text:line-break/>Пример : На концерте актёр забыл текст. - Фадиха! - и грустно и смешно. <text:line-break/><text:line-break/>19. Ло роэ ми-метр - !ממטר Suzuki לא רואה את BMWה־ <text:line-break/>"В упор не видит", показывая преимущество (иногда высокомерное) первого над вторым. <text:line-break/><text:line-break/>20. Дос - יש לי חבר דוס <text:line-break/>"Датишный, религиозный человек"<text:line-break/><text:line-break/><text:line-break/><text:line-break/><text:line-break/><text:line-break/>(c)Виталий Шальман (Vit0)</text:p>
      <text:p text:style-name="Horizontal_20_Line"/>
      <text:p text:style-name="P2">sleepwalker</text:p>
      <text:p text:style-name="P2">09.11.2005, 21:58</text:p>
      <text:p text:style-name="P2">"Ахла" - אחלה<text:line-break/>Превосходно<text:line-break/>"Сабаба" - סבבה<text:line-break/>Удовольствие,приятное провождение времени.<text:line-break/>Хатих (муж) ,Хатиха (жен) - חתיך ,חתיכה <text:line-break/>Красивый парень ,девушка (Буквально можно перевести ,как - лакомый кусочек)<text:line-break/>"Кусит" - קוסית <text:line-break/><text:soft-page-break/>Класная,обалденная девушка + нецензурный вариант,а он ближе всего - П****тая</text:p>
      <text:p text:style-name="Horizontal_20_Line"/>
      <text:p text:style-name="P2">Vit0</text:p>
      <text:p text:style-name="P2">09.11.2005, 22:04</text:p>
      <text:p text:style-name="P2">sleepwalker, здорово!<text:line-break/>Добавляйте свои слова, с которыми вы встречались. Может быть они повторятся в частях 2, 3 моей подборки сленга.<text:line-break/>А так же спрашивайте тут, если встретили какое-то непонятное слово и выражение - проясним! :wink:</text:p>
      <text:p text:style-name="Horizontal_20_Line"/>
      <text:p text:style-name="P2">sleepwalker</text:p>
      <text:p text:style-name="P2">09.11.2005, 22:11</text:p>
      <text:p text:style-name="P2">Вот удивительно..но я не могу за все 12 лет в Израиле найти аналог в русском ивритскому слову - תותך - Тотах . Просто его воспринимаю на иврите,а связать с русским не могу... У меня не весь лексикон в голове связан.. часть я просто понимаю без перевода... И не стараюсь перевести..зачем? <text:line-break/>А вот спросили...а русское слово незнаю :oops:</text:p>
      <text:p text:style-name="Horizontal_20_Line"/>
      <text:p text:style-name="P2">Vit0</text:p>
      <text:p text:style-name="P2">09.11.2005, 22:18</text:p>
      <text:p text:style-name="P2">sleepwalker, слову "тотах" действительно нет точной аналогии в русском.<text:line-break/>Наиболее близкие по смыслу - "Мужик!", "Красава!". :|</text:p>
      <text:p text:style-name="Horizontal_20_Line"/>
      <text:p text:style-name="P2">1JIMI1</text:p>
      <text:p text:style-name="P2">09.11.2005, 22:20</text:p>
      <text:p text:style-name="P2">Хатих (муж) ,Хатиха (жен)<text:line-break/>кУсит (жен), кусОн (муж) - так точнее :wink: <text:line-break/><text:line-break/>И исправь Хатиха - через хаф, как в мужском роде :wink:</text:p>
      <text:p text:style-name="Horizontal_20_Line"/>
      <text:p text:style-name="P2">1JIMI1</text:p>
      <text:p text:style-name="P2">09.11.2005, 22:22</text:p>
      <text:p text:style-name="P2">תותך - удалец наверное :wink:</text:p>
      <text:p text:style-name="Horizontal_20_Line"/>
      <text:p text:style-name="P2">sleepwalker</text:p>
      <text:p text:style-name="P2">09.11.2005, 22:24</text:p>
      <text:p text:style-name="P2">1JIMI1 В первый раз пишу ивритский сленг.... раньше просто говорил на нем не задумываясь... Если еще армейские словечки вспомнить :idea: :mrgreen:</text:p>
      <text:p text:style-name="Horizontal_20_Line"/>
      <text:p text:style-name="P2">sleepwalker</text:p>
      <text:p text:style-name="P2">09.11.2005, 22:26</text:p>
      <text:p text:style-name="P2">Vit0 Мужик ,красава... это все варианты... Наверное вариант 1JIMI1 - Удалец , ближе всего,но тоже не точен... А вы попробуйте русские словечки перевести :x</text:p>
      <text:p text:style-name="Horizontal_20_Line"/>
      <text:p text:style-name="P2">1JIMI1</text:p>
      <text:p text:style-name="P2">09.11.2005, 22:30</text:p>
      <text:p text:style-name="P2">sleepwalker, ну армейский сленг и не все израильтяне поймут :x :mrgreen:</text:p>
      <text:p text:style-name="Horizontal_20_Line"/>
      <text:p text:style-name="P2">raskumarin</text:p>
      <text:p text:style-name="P2">09.11.2005, 23:01</text:p>
      <text:p text:style-name="P2">Хаваль аль азман! )חבל על הזמן(<text:line-break/><text:soft-page-break/>Употребляется в зависимости от ситуации. Может приобретать окраску восторга.<text:line-break/>Или же совсем наоборот - полное разочарование.</text:p>
      <text:p text:style-name="Horizontal_20_Line"/>
      <text:p text:style-name="P2">NightSpirit</text:p>
      <text:p text:style-name="P2">09.11.2005, 23:06</text:p>
      <text:p text:style-name="P2">Пцацот ла габот, рэсисим ла рисим פצצות לגבות רסיסים לריסים :mrgreen:<text:line-break/><text:line-break/>понятия не имею как перевести, чтоб было понятно</text:p>
      <text:p text:style-name="Horizontal_20_Line"/>
      <text:p text:style-name="P2">1JIMI1</text:p>
      <text:p text:style-name="P2">09.11.2005, 23:06</text:p>
      <text:p text:style-name="P2">Хаваль аль азман!<text:line-break/>хавАль аль ми ше мет - что-то типа "ежика жалко" (дословно - жаль того, кто умер) :wink:</text:p>
      <text:p text:style-name="Horizontal_20_Line"/>
      <text:p text:style-name="P2">*LEO*</text:p>
      <text:p text:style-name="P2">10.11.2005, 06:48</text:p>
      <text:p text:style-name="P2">4. Харта, лехартэт, хартэтан (?מה אתה מחרטט, יא חרטטן) <text:line-break/>Новообразованное слово в разг. иврите. Используется когда кто-то говорит неправду, чтобы запугать/запутать кого-либо для различных целей (шутка, выгода и т.п) Само враньё - "Харта", действие - "Мехартэт", а врун - "Хартэтан". <text:line-break/><text:line-break/>15. Дугри - בדוגרי , אני לא משחק היום <text:line-break/>"По правде, честно" <text:line-break/>Пример : [ сейчас я честный с тобой עכשיו אני דוגרי איתך ־ ] <text:line-break/><text:line-break/>"Лехартет" это по моему еще и мухлевать, и халтурить.<text:line-break/><text:line-break/>А "дугри" - тут все ясно, на арабском это - прямо. :wink:</text:p>
      <text:p text:style-name="Horizontal_20_Line"/>
      <text:p text:style-name="P2">Mice</text:p>
      <text:p text:style-name="P2">10.11.2005, 10:55</text:p>
      <text:p text:style-name="P2">19. Ло роэ ми-метр - !ממטר Suzuki לא רואה את BMWה־ <text:line-break/>"В упор не видит", показывая преимущество (иногда высокомерное) первого над вторым. <text:line-break/>Ло софер ми-метр - аналог вышесказанного.</text:p>
      <text:p text:style-name="Horizontal_20_Line"/>
      <text:p text:style-name="P2">aviva</text:p>
      <text:p text:style-name="P2">10.11.2005, 11:12</text:p>
      <text:p text:style-name="P2">Wow!<text:line-break/>А ето просто блистательная тема!<text:line-break/>Vito, молодец!</text:p>
      <text:p text:style-name="Horizontal_20_Line"/>
      <text:p text:style-name="P2">Vit0</text:p>
      <text:p text:style-name="P2">10.11.2005, 11:19</text:p>
      <text:p text:style-name="P2">aviva, :oops: :-) <text:line-break/>Вечером продолжение.</text:p>
      <text:p text:style-name="Horizontal_20_Line"/>
      <text:p text:style-name="P2">Vit0</text:p>
      <text:p text:style-name="P2">10.11.2005, 11:24</text:p>
      <text:p text:style-name="P2">sleepwalker, <text:line-break/>"Сабаба" - סבבה<text:line-break/>Удовольствие,приятное провождение времени.<text:line-break/>Я думаю, что слово "сабаба" само по себе не может быть существительным. Имхо, это <text:soft-page-break/>прилагательное/наречие, и в переводе означает: Классный/классно/по-кайфу.<text:line-break/>Бэ-сабаба - с удовольствием. :wink:</text:p>
      <text:p text:style-name="Horizontal_20_Line"/>
      <text:p text:style-name="P2">*LEO*</text:p>
      <text:p text:style-name="P2">10.11.2005, 15:57</text:p>
      <text:p text:style-name="P2">Vit0, Не придирайся :lol: Думаю, разделять сленг на существительные и нет было б не правильно. Они видоизменяются, на то они и сленги. Сущ. от глагола, а прилагательное от сущ...</text:p>
      <text:p text:style-name="Horizontal_20_Line"/>
      <text:p text:style-name="P2">sleepwalker</text:p>
      <text:p text:style-name="P2">10.11.2005, 16:20</text:p>
      <text:p text:style-name="P2">butterfly Браво :idea: :wink: <text:line-break/><text:line-break/>Vit0 Думаю,что сленг тяжело разделять на прилагательные,существительные и междометия....Сленг не признает орфографических правил. Ты еще "пАдонкофф" ,поучи грамматике :mrgreen:</text:p>
      <text:p text:style-name="Horizontal_20_Line"/>
      <text:p text:style-name="P2">vitamin-C</text:p>
      <text:p text:style-name="P2">10.11.2005, 16:23</text:p>
      <text:p text:style-name="P2">вы не поверите но за 10 в общение с местными не разу не употреблял сленговые слова кроме как сабаба и ахла</text:p>
      <text:p text:style-name="Horizontal_20_Line"/>
      <text:p text:style-name="P2">suzi</text:p>
      <text:p text:style-name="P2">10.11.2005, 16:54</text:p>
      <text:p text:style-name="P2">Хаваль аль азман! )חבל על הזמן(<text:line-break/>Употребляется в зависимости от ситуации. Может приобретать окраску восторга.<text:line-break/>Или же совсем наоборот - полное разочарование.а еще можно сказать-хавлаз :wink:</text:p>
      <text:p text:style-name="Horizontal_20_Line"/>
      <text:p text:style-name="P2">Vit0</text:p>
      <text:p text:style-name="P2">10.11.2005, 20:47</text:p>
      <text:p text:style-name="P2">butterfly, sleepwalker, <text:line-break/>разделять сленг на существительные и нет было б не правильно.<text:line-break/>я же говорю "имхо".. :wink: <text:line-break/>Лично я это так вижу. попробуй сказать, что "ништяк" - это существительное. :1:</text:p>
      <text:p text:style-name="Horizontal_20_Line"/>
      <text:p text:style-name="P2">sleepwalker</text:p>
      <text:p text:style-name="P2">10.11.2005, 20:50</text:p>
      <text:p text:style-name="P2">Vit0 Ну ты прикололся.... В натуре :wink:</text:p>
      <text:p text:style-name="Horizontal_20_Line"/>
      <text:p text:style-name="P2">barbakum</text:p>
      <text:p text:style-name="P2">10.11.2005, 21:30</text:p>
      <text:p text:style-name="P2">"Кусит" - קוסית<text:line-break/>Класная,обалденная девушка + нецензурный вариант,а он ближе всего - П****тая<text:line-break/><text:line-break/>כוסית через "כ" от слова...</text:p>
      <text:p text:style-name="Horizontal_20_Line"/>
      <text:p text:style-name="P2">sleepwalker</text:p>
      <text:p text:style-name="P2">10.11.2005, 22:07</text:p>
      <text:p text:style-name="P2">barbakum На заборах и так пишут :-D</text:p>
      <text:p text:style-name="Horizontal_20_Line"/>
      <text:p text:style-name="P2">abrakadabra1954</text:p>
      <text:p text:style-name="P2">10.11.2005, 22:20</text:p>
      <text:p text:style-name="P2"><text:soft-page-break/>sof a derex-просто обалденно. xirbit xarta-захолустье..</text:p>
      <text:p text:style-name="Horizontal_20_Line"/>
      <text:p text:style-name="P2">abrakadabra1954</text:p>
      <text:p text:style-name="P2">10.11.2005, 22:28</text:p>
      <text:p text:style-name="P2">пцаца-сексбомба.</text:p>
      <text:p text:style-name="Horizontal_20_Line"/>
      <text:p text:style-name="P2">Vit0</text:p>
      <text:p text:style-name="P2">10.11.2005, 22:37</text:p>
      <text:p text:style-name="P2">Сленг - Часть 2<text:line-break/><text:line-break/>1. Ашкара - !אתה אשכרה מפגר<text:line-break/>!הבניין הזה מסריח ־ אשכרה<text:line-break/><text:line-break/>Ашкара=Расми (Расми - используется для подтверждения и употребляется в сегоднешнем иврите вместо " באמת ") <text:line-break/><text:line-break/>2. Фарш: איזה פארש אתה ,איזה מכונית פארש<text:line-break/>О предметах: "Дерьмовый/ая". О людях: "Дешёвка" <text:line-break/><text:line-break/>3. Хмар - בו לפה, יא חמר<text:line-break/>"Лох". <text:line-break/><text:line-break/>4. Тбаа - מה קשה פה? מה אתה, טבאה <text:line-break/>"Тугодум, тормоз" <text:line-break/><text:line-break/>5. Штинкер - לא ידעתי שחבר שלי ־ שטינקר <text:line-break/>"Стукач" (מלשן в более современной переработке) <text:line-break/><text:line-break/>6. Яхцан - באתי לדיסקו וה יחצן לא הכניס אותי <text:line-break/>" Селектор". Человек, в обязанности которого входит отбирать из <text:line-break/>толпы/очереди людей, имеющихся в списке/подходящих по внешним признакам для входа на какое-либо мероприятие (дискотеку и т.п) <text:line-break/><text:line-break/>7. Хнун - !כמה אפשר ללמוד? איזה חנון<text:line-break/>"Заучка". Человек, не принимающийся в обществе (подростковом). Одна из главных причин на это - повышенное стремление к учёбе. Человек отрекается от общества (точнее его отрекают). <text:line-break/><text:line-break/>8. Лаасот хаим - !איזה חיים אתה עושה <text:line-break/>Смысл не изменился: "Получать удовольствие от жизни" <text:line-break/><text:line-break/>9. Аль а-заин - !הוא בא! ־ על הזין שלי, שיבוא <text:line-break/>"Пофиг/по#уй". (Пример: ...А мне по#уй...) <text:line-break/><text:line-break/>10. Лисроф - ?עוד יוום נשרף , איך שרפת את המשמרת <text:line-break/><text:line-break/>"Провести (Убить время)". <text:line-break/>Примеры: (Как прошло дежуство?), (Ещё день прошёл.) <text:line-break/>В последнем примере использование слова נשרף больше подходит, <text:line-break/>чем חלף , как бы показывая желание ускорить приход следующего дня. <text:line-break/><text:line-break/>11. Серет - !הוא חי בסרט, איזה סרט זה עכשיו <text:line-break/><text:line-break/>Используется в зависимости от одного из 2-х его смыслов, описанных в <text:line-break/>примерах. <text:line-break/><text:soft-page-break/>Пример № 1: (Он живёт иллюзией). [ т.е человек, непонимающий всю суть/серьёзность дела. ] <text:line-break/>Пример № 2: "Возня/напасть". Что-то что не хочется делать. <text:line-break/><text:line-break/>12. Ликнот эт... (אמרתי לו שהיא באה והוא קנה את זה...) <text:line-break/>"Купиться на...". (Пример: ...Он купился на это) <text:line-break/><text:line-break/>13. Ахаль ота - !מחר באים לבדוק מה עשיתי. אכלתי אותה <text:line-break/>То же самое, что и נדפק . "Нидфакти" переводится как "Мне хана". <text:line-break/>(Соответственно "нидфак/ахаль ота" - "ему хана") <text:line-break/><text:line-break/>14. Нигнав - !איזה אוטו ראיתי, אתה נגנב <text:line-break/>"Офигеть/О##еть". Используется в соответствии с русским переводом, но в смысле восторга/удивления, а не угрозы. Т.е вариант (Ты офигел, что ли?) не подходит. (Пример: Я такую тачку видел, ты офигеешь) <text:line-break/><text:line-break/>15. Нагла - אני רוצה להיסטפק בשתי נגלות <text:line-break/>"Заход". (Пример: Я хочу ограничиться 2-мя заходами). <text:line-break/><text:line-break/>16. Лестальбет ?מה אתה מסתלבט עליי <text:line-break/>"Прикалываться" (Пример: Ты что, надо мной прикалываешься/разыгрываешь?) <text:line-break/><text:line-break/>17. Ма-зе.... - !אתמול היה מה זה כיף <text:line-break/>!האוטו שלך מה זה יפה <text:line-break/>!ביער אני מה זה פחדתי <text:line-break/><text:line-break/>Используется для усиления прилагательного/существительного/глагола. <text:line-break/>Связи с вопросм "что это" не имеет. <text:line-break/><text:line-break/>18. Дауиним - !איזה דאוינים אתא עושה לי <text:line-break/>Схоже с "хартот, фадихот". "Лаасот дауиним" - подложить свинью <text:line-break/><text:line-break/>19. Бо эна... - !בו הנה , הוא טמבל, אל תתייחס אליו <text:line-break/>!בו הנה , הוא לא מבין מה הוא עושה <text:line-break/><text:line-break/>Нет связи с "иди сюда". Употребляется в начале предложения и означает простую частицу "же". Примеры: (Он же дебил, оставь его!), (Он же не понимает, что делает!) <text:line-break/><text:line-break/>20. Хульцат Бэтэн - !זאת חולצת בטן יפה <text:line-break/>Не сленг, а гарнитур одежды. Женская рубашечка с/без рукавов, доходящая до середины живота <text:line-break/><text:line-break/>http://img454.imageshack.us/img454/738/hulza13mw.jpg http://img454.imageshack.us/img454/2347/hulza25al.jpg<text:line-break/><text:line-break/>21. Бис - לקחתי ממנו ביס ־ חצי בגט <text:line-break/>"Кусок чего-либо" <text:line-break/>(1. Чего-либо съедобного, 2. Не просто кусок, а такой, который можно откусить) <text:line-break/><text:line-break/>22. Шлюк - !יש לך קולה? תביא לי שלוק <text:line-break/>"Глоток". (Пример: "У тебя есть кола? Дай глотнуть/отпить/пару глотков) <text:line-break/><text:line-break/>23. Шахта - תשאיר לי שתי שכתות <text:line-break/>"Тяга, затяг" - о куреве. (Пример: Оставь мне пару тяг) <text:line-break/><text:line-break/><text:line-break/>(c)Виталий Шальман (Vit0)</text:p>
      <text:p text:style-name="Horizontal_20_Line"/>
      <text:p text:style-name="P2"><text:soft-page-break/>Vit0</text:p>
      <text:p text:style-name="P2">10.11.2005, 23:17</text:p>
      <text:p text:style-name="P2">[b]SpiritOfTheNight, <text:line-break/>Пцацот ла габот - פצצות לגבות<text:line-break/>А ты знаешь откуда это взялось? :wink: <text:line-break/>Нам на психологии объяснил лектор. Это когда чем-то восторгаешься, удивляешься.. Человек встрепенётся, как будто бомбы разорвутся неподалёку от него, и от удивления и восторга он поднимет брови.. Вот так-то :x</text:p>
      <text:p text:style-name="Horizontal_20_Line"/>
      <text:p text:style-name="P2">*LEO*</text:p>
      <text:p text:style-name="P2">11.11.2005, 06:10</text:p>
      <text:p text:style-name="P2">а еще можно сказать-хавлаз :wink:<text:line-break/><text:line-break/>А еще можно сказать - хавлаз шуш - חבל"ז שו"ש - חבל על הזמן שלי ושלך - (хаваль аль азман шли ве шелха)<text:line-break/><text:line-break/><text:line-break/>Vit0, 6. Яхцан - באתי לדיסקו וה יחצן לא הכניס אותי <text:line-break/>" Селектор". Человек, в обязанности которого входит отбирать из <text:line-break/>толпы/очереди людей, имеющихся в списке/подходящих по внешним признакам для входа на какое-либо мероприятие (дискотеку и т.п)<text:line-break/><text:line-break/>Насколько я знаю, Яхцан - это не сленг, а сокращение. יחצ"נ - איש יחסי ציבור <text:line-break/>То есть тот, кто "проталкивает" всяких людей, делает их известными. Не знаю, может это теперь и сленгом стало... :?</text:p>
      <text:p text:style-name="Horizontal_20_Line"/>
      <text:p text:style-name="P2">suzi</text:p>
      <text:p text:style-name="P2">11.11.2005, 07:09</text:p>
      <text:p text:style-name="P2">объясните,пожалуйста,слово-шафа</text:p>
      <text:p text:style-name="Horizontal_20_Line"/>
      <text:p text:style-name="P2">pkkot</text:p>
      <text:p text:style-name="P2">11.11.2005, 07:48</text:p>
      <text:p text:style-name="P2">Vit0, . Хмар - בו לפה, יא חמר<text:line-break/>"Лох". <text:line-break/>ваабще то, это слово пришло с арабского, и означает "осел". к слову многие выражения в ивритский цленг пришли из армии, а некоторые из них попали в армейский сленг как раз таки из арабского языка. например слово מג'נון(маджнун) что означает придурок или ненармальный משוגע (мешуга'а)</text:p>
      <text:p text:style-name="Horizontal_20_Line"/>
      <text:p text:style-name="P2">1JIMI1</text:p>
      <text:p text:style-name="P2">11.11.2005, 08:54</text:p>
      <text:p text:style-name="P2">butterfly, насчёт "Яхцан" - ты совершенно права, можно только добавить "человек делающий рекламу на что/кого либо" :wink: <text:line-break/><text:line-break/>suzi, примерно то-же что шава/кусит, но знающая об этом и выставляющая это на показ :| <text:line-break/><text:line-break/>pkkot, "хмар" - это грубо, вот "джахш" (ослёнок) это поприличнее :mrgreen:</text:p>
      <text:p text:style-name="Horizontal_20_Line"/>
      <text:p text:style-name="P2">1JIMI1</text:p>
      <text:p text:style-name="P2">11.11.2005, 09:04</text:p>
      <text:p text:style-name="P2">7. Хнун (от слова хнАна) - дословно "зелёная сопля" :x :mrgreen:</text:p>
      <text:p text:style-name="Horizontal_20_Line"/>
      <text:p text:style-name="P2"><text:soft-page-break/>Kleo</text:p>
      <text:p text:style-name="P2">14.11.2005, 08:26</text:p>
      <text:p text:style-name="P2">Столько словей сразу. <text:line-break/>А я учила ещё "забашха" - зэ бая шелха. Только никогда неслышала, чтобы употребляли.<text:line-break/><text:line-break/><text:line-break/>А вот насчёт "Капара алэха" - я так толком и не поняла. Как то мне пытались объяснить, но с простым "пожалуйста" или "сделай одолжение" не как не перекликается. :? <text:line-break/><text:line-break/>И что значит вырожение "Ше илэх лэ капарот" ?</text:p>
      <text:p text:style-name="Horizontal_20_Line"/>
      <text:p text:style-name="P2">kninga</text:p>
      <text:p text:style-name="P2">14.11.2005, 08:48</text:p>
      <text:p text:style-name="P2">Vit0, Класс! НЕт слов! И чего я раньше сюда не заходила.<text:line-break/>Я вообще давно склоняюсь к мысли, что иврит нужно было начинать учить со сленга. :-) Все б было на много понятней при общении.<text:line-break/>Слушай, а тебе никогда не попадался в руки Словарь грубияна? Там просто всякие ругательные и обзывательные словечки собраны. У моей подруги он был и она приуспела в общении с местными. А я не могу его найти нигде. Иногда так хочется выругаться на какого-нибудь козла. А слов, естественно, неприличных в обиходе нет. Мы ведь только правильные слова учили. :-)</text:p>
      <text:p text:style-name="Horizontal_20_Line"/>
      <text:p text:style-name="P2">Vit0</text:p>
      <text:p text:style-name="P2">14.11.2005, 08:52</text:p>
      <text:p text:style-name="P2">Столько словей сразу. <text:line-break/>А я учила ещё "забашха" - зэ бая шелха. Только никогда неслышала, чтобы употребляли.<text:line-break/><text:line-break/><text:line-break/>А вот насчёт "Капара алэха" - я так толком и не поняла. Как то мне пытались объяснить, но с простым "пожалуйста" или "сделай одолжение" не как не перекликается. :? <text:line-break/><text:line-break/>И что значит вырожение "Ше илэх лэ капарот" ?<text:line-break/>Kleo, Попытаюсь объяснить :wink: <text:line-break/>У "Капара алеха" есть 2 значения:<text:line-break/>1. "сделай одолжение"<text:line-break/>Пример: Давид, капара алеха, таавод бимкоми махар!<text:line-break/>2. "молодец"<text:line-break/>Пример: Асити таргиль этмоль! - Капара алеха!<text:line-break/><text:line-break/>Само слово капАра - означает "лапочка"<text:line-break/><text:line-break/>"Ше илэх лэ капарот"<text:line-break/>КапарА (с ударением на последнем слоге) - искупительная жертва. Выражение "ше илэх лэ капарот" означает: "ну и хрен с ним", типа не горюй о том, что было. Русский аналог: "Отрубленная голова по волосам не плачет" :wink:</text:p>
      <text:p text:style-name="Horizontal_20_Line"/>
      <text:p text:style-name="P2">Vit0</text:p>
      <text:p text:style-name="P2">14.11.2005, 08:56</text:p>
      <text:p text:style-name="P2">kninga, Такой словарик у меня был. Проблема этих словарей, а также многих истолкований сленга (например в передачах Аркана Карива) - это неточность перевода. Сленг очень быстро видоизменяется, приходят новые слова, а старые либо уже не употребляются, либо становятся частью обычного языка. <text:line-break/>В "Словарике грубияна" половину слов сегодня уже и не услышишь. И там многого нет, что употребляется сегодня. :|</text:p>
      <text:p text:style-name="Horizontal_20_Line"/>
      <text:p text:style-name="P2"><text:soft-page-break/>kninga</text:p>
      <text:p text:style-name="P2">14.11.2005, 09:16</text:p>
      <text:p text:style-name="P2">Vit0, а здесь нельзя зтот Словарь грубияна создать в новом варианте, доработанном и дополненном? Ну самые ходовые ругательства, более менее цензурные?</text:p>
      <text:p text:style-name="Horizontal_20_Line"/>
      <text:p text:style-name="P2">Vit0</text:p>
      <text:p text:style-name="P2">14.11.2005, 09:19</text:p>
      <text:p text:style-name="P2">kninga, думаю можно, но скорее в базаре :wink:</text:p>
      <text:p text:style-name="Horizontal_20_Line"/>
      <text:p text:style-name="P2">kninga</text:p>
      <text:p text:style-name="P2">14.11.2005, 09:39</text:p>
      <text:p text:style-name="P2">Vit0, я не про базар, а про сленг. :-)</text:p>
      <text:p text:style-name="Horizontal_20_Line"/>
      <text:p text:style-name="P2">kninga</text:p>
      <text:p text:style-name="P2">14.11.2005, 12:48</text:p>
      <text:p text:style-name="P2">Вот, несколько обзывалок, но из школьной жизни.<text:line-break/>Не хватает винтика в голове - хасер лё борег барош <text:line-break/>חסר לו בורג בראש<text:line-break/>Голова - качан капусты - ראש כרוב<text:line-break/>Иголки в заднице - коцим ба тахат<text:line-break/>קוצים בתחת<text:line-break/>Осел, который пытается прыгнуть выше своей головы - хамор кофэц бэрош<text:line-break/>חמור קופץ בראש</text:p>
      <text:p text:style-name="Horizontal_20_Line"/>
      <text:p text:style-name="P2">*LEO*</text:p>
      <text:p text:style-name="P2">14.11.2005, 13:00</text:p>
      <text:p text:style-name="P2">Kleo, Попытаюсь объяснить :wink: <text:line-break/>У "Капара алеха" есть 2 значения:<text:line-break/>1. "сделай одолжение"<text:line-break/>Пример: Давид, капара алеха, таавод бимкоми махар!<text:line-break/>2. "молодец"<text:line-break/>Пример: Асити таргиль этмоль! - Капара алеха!<text:line-break/><text:line-break/>Само слово капАра - означает "лапочка"<text:line-break/><text:line-break/>"Ше илэх лэ капарот"<text:line-break/>КапарА (с ударением на последнем слоге) - искупительная жертва. Выражение "ше илэх лэ капарот" означает: "ну и хрен с ним", типа не горюй о том, что было. Русский аналог: "Отрубленная голова по волосам не плачет" :wink:<text:line-break/><text:line-break/>Само слово "капара" имеет несколько другое значение... По-моему что-то я слышала, что это значит "прощение грехов". И оттуда - "капара алеха", типа чтоб тебе все простилось. Разве не от этого слова произошел "йом кипур"? Поправьте меня, если ошибаюсь...</text:p>
      <text:p text:style-name="Horizontal_20_Line"/>
      <text:p text:style-name="P2">sleepwalker</text:p>
      <text:p text:style-name="P2">14.11.2005, 13:03</text:p>
      <text:p text:style-name="P2">капара - кто то (туристка из Москвы )мне высказала идею что это на арабском означает подруга ;-) Наверное ей ночью араб обьяснил... :x</text:p>
      <text:p text:style-name="Horizontal_20_Line"/>
      <text:p text:style-name="P2">*LEO*</text:p>
      <text:p text:style-name="P2">14.11.2005, 13:03</text:p>
      <text:p text:style-name="P2">Вот еще:<text:line-break/><text:line-break/><text:soft-page-break/>מת עליה<text:line-break/>мет алея - "умираю по ней", "сохну по ней"...</text:p>
      <text:p text:style-name="Horizontal_20_Line"/>
      <text:p text:style-name="P2">NightSpirit</text:p>
      <text:p text:style-name="P2">14.11.2005, 13:06</text:p>
      <text:p text:style-name="P2">капара идет от слова капарот, а если точнее тарнеголь капарот, помните ту курочку которую над головой надо покружить, за прощение всех греxoв.</text:p>
      <text:p text:style-name="Horizontal_20_Line"/>
      <text:p text:style-name="P2">*LEO*</text:p>
      <text:p text:style-name="P2">14.11.2005, 13:10</text:p>
      <text:p text:style-name="P2">SpiritOfTheNight, во-во, и я об этом... Только где наш мудрый учитель? :?</text:p>
      <text:p text:style-name="Horizontal_20_Line"/>
      <text:p text:style-name="P2">kninga</text:p>
      <text:p text:style-name="P2">14.11.2005, 13:10</text:p>
      <text:p text:style-name="P2">sleepwalker, в иврите полно слов арабского происхоэждения. Или наоборот, пришедших из иврита в араьский. Достаточно вспомнить арабский рынок - сук. Очень напоминает - шук. Слово коран очень напоминает глагол ликро в иврите. <text:line-break/>Курбан - жертва, в иврите - корбан, тоже жертва. и т.д.</text:p>
      <text:p text:style-name="Horizontal_20_Line"/>
      <text:p text:style-name="P2">Vit0</text:p>
      <text:p text:style-name="P2">14.11.2005, 13:18</text:p>
      <text:p text:style-name="P2">butterfly, <text:line-break/>Само слово "капара" имеет несколько другое значение... По-моему что-то я слышала, что это значит "прощение грехов"<text:line-break/>Я же выше написал:<text:line-break/>КапарА (с ударением на последнем слоге) - искупительная жертва.<text:line-break/>Т.е. именно тот петух, которым крутят возле тебя на ём кипур, чтобы он на себя взял все твои грехи. :wink: <text:line-break/>И оттуда - "капара алеха", типа чтоб тебе все простилось.<text:line-break/>Именно так. Раньше просили кого-то сделать что-то грешное, то перед просьбой говорили: "Тебе отпустится" (КапарА' алеха)<text:line-break/>А сейчас это стало равносильно "пожалуйста", и то, это лишь одно из значений.</text:p>
      <text:p text:style-name="Horizontal_20_Line"/>
      <text:p text:style-name="P2">Vit0</text:p>
      <text:p text:style-name="P2">14.11.2005, 13:21</text:p>
      <text:p text:style-name="P2">sleepwalker, в иврите полно слов арабского происхоэждения. Или наоборот, пришедших из иврита в араьский. Достаточно вспомнить арабский рынок - сук. Очень напоминает - шук. Слово коран очень напоминает глагол ликро в иврите. <text:line-break/>Курбан - жертва, в иврите - корбан, тоже жертва. и т.д.<text:line-break/>Про происхождение слов будет отдельный разговор :wink:</text:p>
      <text:p text:style-name="Horizontal_20_Line"/>
      <text:p text:style-name="P2">Vit0</text:p>
      <text:p text:style-name="P2">16.11.2005, 21:10</text:p>
      <text:p text:style-name="P2">Сленг - Часть 3<text:line-break/><text:line-break/><text:line-break/>1. Ларедет ле... ( אני לא רוצה זיון, מספיק שתרדי לי ) <text:line-break/>"Сделать минет/куннилинг" (перевод деликатнее оригинала) <text:line-break/><text:line-break/><text:line-break/>2. Ларедет аль... ( דיי לרדת עליו ) <text:line-break/>"Наезжать, гнать на кого-либо, обзывать кого-либо" <text:line-break/><text:line-break/><text:soft-page-break/><text:line-break/>3. Нифтах ( !היה קטע מצחיק, הקה"ל פשוט נפתח ) <text:line-break/>"Мэт ми цхок" <text:line-break/><text:line-break/><text:line-break/>4. Кусит ( ?הייתי במסיבה שלשום. ־ היו כוסיות ) <text:line-break/>( ?מה אתה, כוסית ) <text:line-break/><text:line-break/>"Красотка, красивая девушка" <text:line-break/>(Пример: Был вчера на вечеринке. - Были девчонки симпотные?) (Пример№ 2: Ты что, баба?) <text:line-break/><text:line-break/><text:line-break/>5. Зэу ше... ( !הרי היית שם אתמול. ־ זהו שלא ) <text:line-break/>"В том то и дело, что..." <text:line-break/><text:line-break/><text:line-break/>6. Ёцмах ( !איזה יוצמח הוא ) <text:line-break/>То же что "Хнун" ("заучка")<text:line-break/><text:line-break/><text:line-break/>7. Азов отха ( !עזוב אותך משטויות ) <text:line-break/>( !עזוב עותך , בחייך ) <text:line-break/>"Оставь/брось/перестань/тормози" <text:line-break/><text:line-break/><text:line-break/>8. Хауа, Бэхауа, Хауист ( קיבלתי את כל זה בחאווה ) <text:line-break/>"Нахаляву" (Пример: Я получил это всё нахаляву). Соответственно, "Хауа" - халява, а "Хауист" - халявщик. <text:line-break/><text:line-break/><text:line-break/>9. Литфос криза ( !אתמול תפסתי קריזה , רציתי להרוג את כולם ) <text:line-break/>"Психануть, сорваться" <text:line-break/><text:line-break/><text:line-break/>10. Баса, Леваес ( איזה באסה ) <text:line-break/>( אתה רוצה לבאס אותי? ) <text:line-break/><text:line-break/>"Облом, разочаровать + обломать, разочаровать" <text:line-break/><text:line-break/><text:line-break/>11. Лига ( !איזה ליגה זה ) <text:line-break/>"Рама гвоhа". Т.к израильтяне обожают футбол, слово "лига" вошло в обиход как что-то очень хорошее. (Пример: "Это так круто!" или "крутизна!") <text:line-break/><text:line-break/><text:line-break/>12. Леалла ( !את יפה לאללה ) <text:line-break/>Очень усиливает прилагатьельное. Переводится "пи..ец, как" <text:line-break/><text:line-break/><text:line-break/>13. Мабрук ( !התחתנתי! ־ מברוק ) <text:line-break/>"Мазаль тов!" (араб.) <text:line-break/><text:line-break/><text:line-break/>14. Поза ( למה קנית את האוטו הזה? ־ בשביל הפוזה ) <text:line-break/>"Понт, выпендрёж" (Пример: Зачем купит такую тачку? - Для понта) <text:line-break/><text:line-break/><text:soft-page-break/><text:line-break/>15. Дух ( !איזה דוך הבאתי לו ) <text:line-break/>( איזה דוך דפקתי משם! ) <text:line-break/><text:line-break/>"Леави дух ле../лидфок дух" - Смотаться от... (и быстро) <text:line-break/><text:line-break/><text:line-break/>16. Хафиф, лехафэф ( ...מה, נפצעת? ־ חפיף ) <text:line-break/>( אני חופשי מחפף בעבודה ) <text:line-break/>"Ерунда, пустяки" (Лехафэф - Халтурить) <text:line-break/><text:line-break/><text:line-break/>17. Карция ( !אבא, תקנה את זה! ־ שתוק כבר, איזה קרציה ) <text:line-break/>"Зануда" <text:line-break/><text:line-break/><text:line-break/>18. Стуц ( הם אהבו אחד את השני? ־ לא, זה היה רק סטוץ קצר ) <text:line-break/>"Короткий роман" Например некто он и она встретились на корабле, <text:line-break/>совершающем круиз, начался роман, который кончился по окончанию круиза и был забыт. Потом каждый из них рассказывал друзьям про этот стуц. <text:line-break/><text:line-break/><text:line-break/>19. Хафуз ( זיינתי אותה בחפוז ) <text:line-break/>"Быстрый зиюн". Представьте ту же ситуацию с круизом в предыдущем <text:line-break/>примере, плюс если б они переспали. Эта плотская любовь с малознакомым человеком и есть "хафуз" <text:line-break/><text:line-break/><text:line-break/>20. Тахман ( משה הזה הוא תחמן מקצועי ) <text:line-break/>"Человек, кот. себе на уме, нахаш, одновременно ищущий выгоду" <text:line-break/><text:line-break/><text:line-break/>21. Кмо нинджа ( !אני לא בא לי לשטוף את האוטו! ־ כמו נינג'ה אתה תשטוף את ה אוטו ) <text:line-break/>"Как миленький" Полное соответствие русскому значению. <text:line-break/><text:line-break/><text:line-break/>22. Кмо кинг ( !בסדר, אל תשטוף את האוטו. ־ לא, אני אשטוף את האוטו כמו קינג ) <text:line-break/>Вроде бы похоже на предыдущее слово, но обратное ему. В данном примере человека, который в прошлом не хотел мыть машину, уже не заставляют и говорят "Хорошо, не мой её". Но гордость овладевает им и он говорит "А я вот возьму и помою машину!" Типа всем назло. <text:line-break/><text:line-break/><text:line-break/>23. Серет кахоль ( איך שרפתם את הלילה? ־ יוסי הביא סרט כחול ) <text:line-break/>"Порнофильм"<text:line-break/><text:line-break/><text:line-break/>(c)Виталий Шальман (Vit0)</text:p>
      <text:p text:style-name="Horizontal_20_Line"/>
      <text:p text:style-name="P2">Vit0</text:p>
      <text:p text:style-name="P2">17.11.2005, 05:49</text:p>
      <text:p text:style-name="P2">Объясню чуть подробнее о слове חפיף (Хафиф) и его разновидностях.<text:line-break/>Хафиф - Лёгкий (араб.) В иврите также -"необязательный", "несерьёзный".<text:line-break/>Примеры:<text:line-break/><text:line-break/>הוא בחור חפיף - hу бахур хафиф. Перевести можно двояко: 1. У него ветер в голове. 2. Он человек <text:soft-page-break/>лёгкий.<text:line-break/>קח את זה חפיף - ках эт зэ хафиф - аналог английского "Take it easy!"<text:line-break/><text:line-break/>Суффикс "ник" придаёт хафифу уничижительную окраску: "хафифник" - это уже полный раздолбай, ну просто пробы ставить негде!<text:line-break/>Перейду к однокоренным глаголам. В биньяне "пиэль" - "лехафэф" будет означать, как нетрудно догадаться, "скакать по верхам", "работать спустя рукава" и.т.п.<text:line-break/>А вот с "hитпаэлем" дело обстоит интереснее. Во-первых, он может соответствовать некоторым русским глаголам, как "отлынивать" и "косить". <text:line-break/>Примеры:<text:line-break/><text:line-break/>כמו שאני מכיר אותך, אתה לא מתחפף מעבודה - кмо ше-ани макир отха, ата ло митхафэф мэ-hа-авода - "Насколько я тебя знаю, ты - не "сачок".<text:line-break/>אעשה הכל כדי להתחפף מהצבא - аасэ hа-коль бишвиль леhитхафэф мэ-hа-цава! - "Да я всё сделаю, только бы закосить от армии!" (пример аморальный, но поучительный).<text:line-break/><text:line-break/>А во-вторых, "леhитхафэф" используется для посылки - нет, нет, не той, которая ждёт Вас на почте! Для другой!<text:line-break/><text:line-break/>!תתחפף מפה - титхафэф ми-по! - "Вали отсюда!"</text:p>
      <text:p text:style-name="Horizontal_20_Line"/>
      <text:p text:style-name="P2">Trooper</text:p>
      <text:p text:style-name="P2">17.11.2005, 14:03</text:p>
      <text:p text:style-name="P2">Ляясот миспар-Перепехнуться :oops:</text:p>
      <text:p text:style-name="Horizontal_20_Line"/>
      <text:p text:style-name="P2">Trooper</text:p>
      <text:p text:style-name="P2">17.11.2005, 14:13</text:p>
      <text:p text:style-name="P2">Еще есть выражение,оно уже почти не употребляется,только более старшими людьми(такими как я)<text:line-break/>Если кто помнит,в начале 90-х годов были телефоны автоматы не с карточками а с монетками специальными-асимонами.Накидаешь их бывало,и они падают по-одному и соединяет.Вечно тх стреляли друг у друга.Так выражение<text:line-break/>НафАль асимОн означает До меня дошло!<text:line-break/><text:line-break/>P.S.ивритская раскладка почему-то не работает,извиняюсь..</text:p>
      <text:p text:style-name="Horizontal_20_Line"/>
      <text:p text:style-name="P2">zyabka</text:p>
      <text:p text:style-name="P2">17.11.2005, 15:04</text:p>
      <text:p text:style-name="P2">хорошая тема-молодцы</text:p>
      <text:p text:style-name="Horizontal_20_Line"/>
      <text:p text:style-name="P2">*LEO*</text:p>
      <text:p text:style-name="P2">17.11.2005, 15:52</text:p>
      <text:p text:style-name="P2">Ляясот миспар-Перепехнуться :oops:<text:line-break/><text:line-break/>:lol:<text:line-break/><text:line-break/>Вспомнилось другое:<text:line-break/>לעשות שמיניות באוויר<text:line-break/>-делать "восьмерки " в воздухе<text:line-break/>типа очень стараться чего то добиться:<text:line-break/>בשביל בחור כזה מעפן אני לא אעשה שמיניות באוויר<text:line-break/><text:line-break/>кстати, не знаю упомоналось ли Это:<text:line-break/><text:line-break/><text:soft-page-break/>מעפן - маафан - стремный :wink:</text:p>
      <text:p text:style-name="Horizontal_20_Line"/>
      <text:p text:style-name="P2">amrak</text:p>
      <text:p text:style-name="P2">18.11.2005, 12:26</text:p>
      <text:p text:style-name="P2">Vit0<text:line-break/>Уверен, что Вам известны 3 книги Аркана Карива - "Слово за слово".<text:line-break/>Я с удовольствием их прочитал тогда когда они вышли, и читая сейчас Ваши посты постоянно вспоминаю Карива. <text:line-break/>Вопрос - Вы не пользовались его книгами для создания "эксклюзива Виталия Шальмана" ? <text:line-break/>Если нет, то стоит ли привести примеры из книг Аркана Карива ? ;)</text:p>
      <text:p text:style-name="Horizontal_20_Line"/>
      <text:p text:style-name="P2">NetSkipper</text:p>
      <text:p text:style-name="P2">18.11.2005, 12:48</text:p>
      <text:p text:style-name="P2">Еще есть выражение,оно уже почти не употребляется,только более старшими людьми(такими как я)<text:line-break/>Если кто помнит,в начале 90-х годов были телефоны автоматы не с карточками а с монетками специальными-асимонами.Накидаешь их бывало,и они падают по-одному и соединяет.Вечно тх стреляли друг у друга.Так выражение<text:line-break/>НафАль асимОн означает До меня дошло!<text:line-break/><text:line-break/>P.S.ивритская раскладка почему-то не работает,извиняюсь..<text:line-break/>Употребляет и народ помоложе (такие как я :wink: ) .<text:line-break/>?רק עכשיו נפל לך האסימון - только сейчас до тебя дошло? (образно, в плане мыслей)<text:line-break/><text:line-break/>Помню я эти асимончики.. Даже валяются где-то парочку.. :lol:</text:p>
      <text:p text:style-name="Horizontal_20_Line"/>
      <text:p text:style-name="P2">Vit0</text:p>
      <text:p text:style-name="P2">18.11.2005, 13:18</text:p>
      <text:p text:style-name="P2">Vit0<text:line-break/>Уверен, что Вам известны 3 книги Аркана Карива - "Слово за слово".<text:line-break/>Я с удовольствием их прочитал тогда когда они вышли, и читая сейчас Ваши посты постоянно вспоминаю Карива. <text:line-break/>Вопрос - Вы не пользовались его книгами для создания "эксклюзива Виталия Шальмана" ? <text:line-break/>Если нет, то стоит ли привести примеры из книг Аркана Карива ? ;)<text:line-break/>Здравствуйте, amrak. Мне очень хорошо известны эти книги. Но составил список сленга я до того, как с ними ознакомился. Хочу заметить, что Карив молодец, он очень образно может передать весь смысл слова. Отвечая на ваш вопрос - нет не пользовался. Мой список отражает лишь мою трактовку сленга, которую слышу и употребляю каждый день.<text:line-break/>:-)</text:p>
      <text:p text:style-name="Horizontal_20_Line"/>
      <text:p text:style-name="P2">amrak</text:p>
      <text:p text:style-name="P2">18.11.2005, 14:52</text:p>
      <text:p text:style-name="P2">Ок. :)<text:line-break/>Тогда я тоже буду делиться именно тем сленгом который сам употребляю, кое-где добавляя объяснения Карива.<text:line-break/>Живя в Израиле довольно часто приходится общаться с арабами, как с израильскими так и с палестинскими. Естесственно, что с ними стараюсь употребить арабский эквивалент ивритского слова. Например слово מָבְסוּט - (мабсут) довольный, вместо ивритского מרוצה или שמח. А в женском роде - מבסוטה (мабсута).<text:line-break/>Очень удачно сочетается это слово с усилительным оборотом לאללה (ле-алла), которым можно усиливать любые части речи (а не только прилагательные как кто-то здесь говорил).<text:line-break/>Примеры:<text:line-break/>מבסוט לאללה- доволен до усрачки ! :)<text:line-break/>יש לו כסף לאללה - у него денег куры не клюют !<text:line-break/><text:soft-page-break/>קָשוּחַ לאללה - дико крутой ! <text:line-break/><text:line-break/>Для начала, пожалуй חאלס (халас) - что означает "всё, хватит, баста!"</text:p>
      <text:p text:style-name="Horizontal_20_Line"/>
      <text:p text:style-name="P2">keter</text:p>
      <text:p text:style-name="P2">30.11.2005, 01:26</text:p>
      <text:p text:style-name="P2">А как сказать на иврите чтото типа Лох,чмо ?</text:p>
      <text:p text:style-name="Horizontal_20_Line"/>
      <text:p text:style-name="P2">amrak</text:p>
      <text:p text:style-name="P2">02.12.2005, 13:22</text:p>
      <text:p text:style-name="P2">А как сказать на иврите чтото типа Лох,чмо ?<text:line-break/>Возможно, как-то так: тэмбель, дафук, сарут, шлох, шлумпер, шумклюмник, фрех.</text:p>
      <text:p text:style-name="Horizontal_20_Line"/>
      <text:p text:style-name="P2">Vit0</text:p>
      <text:p text:style-name="P2">02.12.2005, 15:40</text:p>
      <text:p text:style-name="P2">amrak, <text:line-break/>Очень удачно сочетается это слово с усилительным оборотом לאללה (ле-алла), которым можно усиливать любые части речи (а не только прилагательные как кто-то здесь говорил).<text:line-break/><text:line-break/>Этот "кто-то" - я, и ко мне можно обратиться по-другому. :!: <text:line-break/>И я не отказываюсь от своих слов.<text:line-break/>Могу возразить на это тем, что с точки зрения грамматики это можно сказать (заменив "Леалла" на "Ле мофет"), а с точки зрения логики - не всегда. Потому что "Леалла" - это не всегда "ЛеМофет". :wink: <text:line-break/><text:line-break/><text:line-break/>keter, Сегодняшний сленговый иврит дошёл до такого уровня, что каждый говорит, как хочет. и у каждого слова может быть много значений.<text:line-break/>Так например фраза при встрече 2-х друзей: "Ма нишма, я омо?" - означает: "Как дела красавчик/братан/друган/чел... И вовсе не важно, что "Омо" на иврите - гомосексуалист. Тут показывается лёгкое недовольство чем-то (скажем, тот долго ему не звонил).<text:line-break/>Или ещё пример: "Бен Зона". Если сделать ударение на "Бен" -это "супер", а если ударение на "Зона" - это уже наезд... :wink: <text:line-break/><text:line-break/>Что касается слова "Лох" - то это спорно. Почему? Потому что само слово "Лох" не определено однозначно для всех. Для молодёжи - это как "петух" в тюрьме, которого опускают на бабки (лохУют) и т.п. Для взрослого контенгента "лох" - это просто "фраер", тот который ведётся. Отсюда разногласия. Если я считаю, что "лох" - это на всю жизнь, то Вы, keter, может быть думаете, что в конкретном поступке он вышел лохом, но завтра он уже будет более рассудительным. Поэтому, на мой взгляд, нельзя одним словом найти ивритский эквивалент.<text:line-break/>Или же "лох" - это просто "фраер", или же "Эхад ше-йордим алав / эхад ше-моридим ото / эхад ше-осэ коль ма ше-роцим мимэно и.т.п".</text:p>
      <text:p text:style-name="Horizontal_20_Line"/>
      <text:p text:style-name="P2">keter</text:p>
      <text:p text:style-name="P2">02.12.2005, 17:11</text:p>
      <text:p text:style-name="P2">Тогда кокретизирую ситуацию.Мне надо сказать своему шефу, что наш сисадмин держит его за полного лоха в компах и поэтому не хочет обновлять нам мат часть :mrgreen:</text:p>
      <text:p text:style-name="Horizontal_20_Line"/>
      <text:p text:style-name="P2">Vit0</text:p>
      <text:p text:style-name="P2">10.12.2005, 09:56</text:p>
      <text:p text:style-name="P2">keter, ну в таком случае можно сказать "Эфэс бэ-махшевим". Такого слова, как "чайник" (Dummy) в иврите нет. Молодёжь предпочитает разворачивать неизвестные им слова на несколько. В этом случае: "Эхад ше..." .. и окончание :wink:</text:p>
      <text:p text:style-name="Horizontal_20_Line"/>
      <text:p text:style-name="P2"><text:soft-page-break/>keter</text:p>
      <text:p text:style-name="P2">10.12.2005, 10:25</text:p>
      <text:p text:style-name="P2">Я ему просто сказал,что его держут за фраера(я вроде слыхал ,что и так говорят).Во всяком случае он понял и через часок припер 19 инчевый масах.Но яркость и контрастность в нем уже на 100 % иначе нихрена не видно. Ну короче лох-есть лох , как его не называй.Пойду я в тех раздел спрашивать каk убить комп незаметно.</text:p>
      <text:p text:style-name="Horizontal_20_Line"/>
      <text:p text:style-name="P2">Vit0</text:p>
      <text:p text:style-name="P2">15.12.2005, 15:43</text:p>
      <text:p text:style-name="P2">Ещё одно словечко я вам подкину.<text:line-break/><text:line-break/>ענטיקה (антика - ударение на И) - старые вещи, старьё, антиквариат.<text:line-break/><text:line-break/>Само слово существует (хоть и не во всех словарях). Но сегодня оно служит у молодёжи школьного возраста эквивалентом очень распространённого ответа на вопрос "Как дела".<text:line-break/><text:line-break/>Имеем диалог:<text:line-break/>- ?מה נשמע (Ма нишма)<text:line-break/>- !הכל ענטיקה<text:line-break/><text:line-break/>Перевод:<text:line-break/>- Как дела?<text:line-break/>- Всё по-старому!<text:line-break/>:)</text:p>
      <text:p text:style-name="Horizontal_20_Line"/>
      <text:p text:style-name="P2">Merrill</text:p>
      <text:p text:style-name="P2">15.12.2005, 21:57</text:p>
      <text:p text:style-name="P2">Офигительный форум, огромное спасибо всем. А как сказать "Заколебался учиться, тошнит уже, не могу больше!"</text:p>
      <text:p text:style-name="Horizontal_20_Line"/>
      <text:p text:style-name="P2">Vit0</text:p>
      <text:p text:style-name="P2">16.12.2005, 00:09</text:p>
      <text:p text:style-name="P2">Merrill,<text:line-break/>Приятно, что даже в Америке интересуются ивритским сленгом :)<text:line-break/>А как сказать "Заколебался учиться, тошнит уже, не могу больше!"<text:line-break/>Куча вариантов! Вот некоторые:<text:line-break/><text:line-break/>אין לי זין ללמוד - Эйн ли зайн лиьмод<text:line-break/>התחרפנתי עם הלימודים האלה - hитхарфанти им а-лимудим а-эле<text:line-break/>בא לי להקיא מלימודים - Ба ли леhаки мэ-лимудим<text:line-break/>:wink:</text:p>
      <text:p text:style-name="Horizontal_20_Line"/>
      <text:p text:style-name="P2">amrak</text:p>
      <text:p text:style-name="P2">16.12.2005, 00:38</text:p>
      <text:p text:style-name="P2">אין לי זין ללמוד - Эйн ли зайн лильмод<text:line-break/>:wink:<text:line-break/><text:line-break/>Я предпочитаю употре***** это выражение так:<text:line-break/>!נשבר לי (нишбар ли) - обрыдло ! <text:line-break/>נשבר לי זין מהלימודים (нишбар ли зайн ме-алимудим!)<text:line-break/>От "нишбар зайн" есть наречие "шавур зайн" или "шавуз":<text:line-break/>אני פשות שבוז מהלימודים האלה (ани пашут шавуз ме-алимудим а-эле!) Я просто ох...л от этой учёбы ! :wink:</text:p>
      <text:p text:style-name="Horizontal_20_Line"/>
      <text:p text:style-name="P2"><text:soft-page-break/>Merrill</text:p>
      <text:p text:style-name="P2">16.12.2005, 03:00</text:p>
      <text:p text:style-name="P2">У меня вообще сионисткая мечта если не переехать на совсем в Израиль, то хотя бы пожить там лет 5.. Осталось только работу найти не хуже чем сейчас что очень сложно, да и жену уломать.. Я балдею от иврита</text:p>
      <text:p text:style-name="Horizontal_20_Line"/>
      <text:p text:style-name="P2">Снегурочк</text:p>
      <text:p text:style-name="P2">16.12.2005, 09:38</text:p>
      <text:p text:style-name="P2">Хотела добавить в Ульпан по теме о глаголе להכניס , но решила, что это сюда больше подойдет:<text:line-break/>אני הכנסתי לו, חבל על הזמן - я вставил ему так, что мало не покажется</text:p>
      <text:p text:style-name="Horizontal_20_Line"/>
      <text:p text:style-name="P2">amrak</text:p>
      <text:p text:style-name="P2">16.12.2005, 09:59</text:p>
      <text:p text:style-name="P2">...Я балдею от иврита<text:line-break/>Пока я учил Иврит "по необходимости" - на первых порах жизни в Израиле, то ощущения были далеко не балдёжные а скорее мучения и труд... :-D <text:line-break/>Но как только стал учить "для себя" - стало намного легче, интереснее и нааамного балдёжнее. :wink:<text:line-break/>Что касается жизни в Израиле - культурологический шок не боитесь испытать ? :wink:</text:p>
      <text:p text:style-name="Horizontal_20_Line"/>
      <text:p text:style-name="P2">Merrill</text:p>
      <text:p text:style-name="P2">16.12.2005, 14:57</text:p>
      <text:p text:style-name="P2">Здесь очень уместно название песни группы "7б" - Знаю.. Будет!<text:line-break/><text:line-break/>Да, восток дело тонкое, несколько раз был в Израиле, и общаюсь и изральтянами в Штатах. Если с ними по человечески, они думают слабак и начинают наглеть. Если самому давить и строить из себя крутого, то они со временем проникаются и становятся очень нормальными людьми. <text:line-break/><text:line-break/>Но сионизм и концепт "зо арцейну" сейчас, сидя здесь в Нью-Йорке во мне преобладает. В Нью-Йорке живут 80+ национальностей, у каждого свои заморочки, (даже не хочу начинать какие в Нью-Йорке черные) поэтому думаю что справлюсь. <text:line-break/><text:line-break/>Проблема поиска такой же интересной работы в финансовой сфере (не в банке страховку продавать, а управление кредитными линиями корпораций на миллиарды долларов) гораздо серьезней. Плюс жена. И выходящие на пенсию родители. <text:line-break/><text:line-break/>Все кто живет в Израиле у меня вызывают море уважения. Спасибо всем за ваш вклад.</text:p>
      <text:p text:style-name="Horizontal_20_Line"/>
      <text:p text:style-name="P2">kolya1989</text:p>
      <text:p text:style-name="P2">13.01.2006, 17:01</text:p>
      <text:p text:style-name="P2">Хотела добавить в Ульпан по теме о глаголе להכניס , но решила, что это сюда больше подойдет:<text:line-break/>אני הכנסתי לו, חבל על הזמן - я вставил ему так, что мало не покажется<text:line-break/><text:line-break/><text:line-break/>Мне кажется что это будет писатса вот так:אני הכנסתי לו, שחבל על הזמן</text:p>
      <text:p text:style-name="Horizontal_20_Line"/>
      <text:p text:style-name="P2">kolya1989</text:p>
      <text:p text:style-name="P2">13.01.2006, 17:04</text:p>
      <text:p text:style-name="P2">А чуть ли забыл добавте слово яла( ילה <text:line-break/><text:line-break/>Что обозначает:ну же</text:p>
      <text:p text:style-name="Horizontal_20_Line"/>
      <text:p text:style-name="P2"><text:soft-page-break/>Vit0</text:p>
      <text:p text:style-name="P2">14.01.2006, 18:59</text:p>
      <text:p text:style-name="P2">А чуть ли забыл добавте слово яла( ילה <text:line-break/>Что обозначает:ну же<text:line-break/>Уточню, что это слово скорее пишется как יאללה и имеет много значений, среди которых: ну же, давай, вперёд, пошли, ну.... :wink:</text:p>
      <text:p text:style-name="Horizontal_20_Line"/>
      <text:p text:style-name="P2">kolya1989</text:p>
      <text:p text:style-name="P2">14.01.2006, 22:53</text:p>
      <text:p text:style-name="P2">Сори за ошыбку.</text:p>
      <text:p text:style-name="Horizontal_20_Line"/>
      <text:p text:style-name="P2">ree</text:p>
      <text:p text:style-name="P2">03.02.2006, 08:50</text:p>
      <text:p text:style-name="P2">а еще можно сказать-хавлаз<text:line-break/>Давненько не слышал, как и много других слов из "слэнга".<text:line-break/>Мне это напомнило недавнюю ситуацию:<text:line-break/>Подходит ко мне бабуля лет так 50-и, и спрашивает "Меаин ата?"<text:line-break/>Я аж сразу не понял... только после 5-исекундного буксования до меня доперло, что где-то в Ульпане я это слово слышал....:x</text:p>
      <text:p text:style-name="Horizontal_20_Line"/>
      <text:p text:style-name="P2">sleepwalker</text:p>
      <text:p text:style-name="P2">03.02.2006, 08:58</text:p>
      <text:p text:style-name="P2">Уточню, что это слово скорее пишется как יאללה и имеет много значений, среди которых: ну же, давай, вперёд, пошли, ну.... :wink:<text:line-break/><text:line-break/>Слово помоему точно совпадает с употреплением русского - Давай !<text:line-break/>Начинай,пошли,делай ,вперед... <text:line-break/>Так же как в английском Camon</text:p>
      <text:p text:style-name="Horizontal_20_Line"/>
      <text:p text:style-name="P2">NetSkipper</text:p>
      <text:p text:style-name="P2">03.02.2006, 09:41</text:p>
      <text:p text:style-name="P2">Так же как в английском Camon<text:line-break/>Ну если уж быть корректней, то это в нормальном виде это come on, а в сокращ. будет c'mon. ;-)</text:p>
      <text:p text:style-name="Horizontal_20_Line"/>
      <text:p text:style-name="P2">ыудуикшы</text:p>
      <text:p text:style-name="P2">23.05.2006, 14:22</text:p>
      <text:p text:style-name="P2">как хорошо, что я нашла ваш форум, может вы сможете мне помочь, не могу найти перевод этих слов:תופש את המלעון,זורק זמבור,ג'מעה, נאחס (איחסה ,<text:line-break/>תופש שיקשוק,אללה יוסתור,חוואס,לחרפן,זורק פתקאימ. Вот, список получился не маленький, но нужно по зарез, если кто знает или предполагает значения этиз слов, буду безумно рада. спасибо, очень жду</text:p>
      <text:p text:style-name="Horizontal_20_Line"/>
      <text:p text:style-name="P2">michael79</text:p>
      <text:p text:style-name="P2">23.05.2006, 14:25</text:p>
      <text:p text:style-name="P2">זורק זמבור<text:line-break/>забивает<text:line-break/><text:line-break/>ג'מעה<text:line-break/>"пацаны" , "компашка"<text:line-break/><text:line-break/>נאחס<text:line-break/>невезуха<text:line-break/><text:soft-page-break/><text:line-break/>איחסה<text:line-break/>гадость<text:line-break/><text:line-break/>אללה יוסתור<text:line-break/>сохрани бог! (араб.)</text:p>
      <text:p text:style-name="Horizontal_20_Line"/>
      <text:p text:style-name="P2">ыудуикшы</text:p>
      <text:p text:style-name="P2">23.05.2006, 14:40</text:p>
      <text:p text:style-name="P2">ой, спасибо, жить стало легче:-D</text:p>
      <text:p text:style-name="Horizontal_20_Line"/>
      <text:p text:style-name="P2">ыудуикшы</text:p>
      <text:p text:style-name="P2">23.05.2006, 15:07</text:p>
      <text:p text:style-name="P2">может еще кто-нибудь встречал эти слова? если да, то очень интересно, вернее даже сказать- жизненно важно:-) ,узнать из значения, а то нас такой лексике в тнституте, к сожалению, не учат, а надо бы.</text:p>
      <text:p text:style-name="Horizontal_20_Line"/>
      <text:p text:style-name="P2">Dorinem</text:p>
      <text:p text:style-name="P2">23.05.2006, 15:09</text:p>
      <text:p text:style-name="P2">Я думаю, всем интересующимся известно слово "фрэха" (פריחה?). Обычное значение - девушка, ведущая разгульную жизнь (на уровне поведения, не обязательно действий - тут уже другие слова...).<text:line-break/>Со временем всё чаще так начали называть девушек, ведущих себя нагло и вызывающе вообще, не обязательно в околосексуальном контексте (типа громко ругаться в автобусе). Вокруг этого образа есть целая мини-мифология - что это чаще присуще марокканкам, особенно тем, кто перекрасился в очень блондинистый цвет (фрэха мэхумценэт - פריחה מחומצנת).<text:line-break/>Оказывается, сейчас вошло в моду другое слово со схожим смыслом - фокаца (פוקצה). Только теперь у неё тёмно-чёрные (покрашенные по прошедшей моде) волосы, и её наглость выражается не в громком голосе и в соотвествующей лексика, а скорее в высокомерности, неуступчивости и постоянном провозглашении собственной значимости.<text:line-break/>Вот так - меняются реалии жизни - меняются и центральные сленговые герои!</text:p>
      <text:p text:style-name="Horizontal_20_Line"/>
      <text:p text:style-name="P2">ыудуикшы</text:p>
      <text:p text:style-name="P2">23.05.2006, 21:49</text:p>
      <text:p text:style-name="P2">ктонибудь знает,как переводится эта фраза: אתפוש את האיבן-אל-שאראמית הזה ו אז אני מוציא לו את כל המיץ מהשמאלית שלו</text:p>
      <text:p text:style-name="Horizontal_20_Line"/>
      <text:p text:style-name="P2">barbakum</text:p>
      <text:p text:style-name="P2">23.05.2006, 22:00</text:p>
      <text:p text:style-name="P2">ктонибудь знает,как переводится эта фраза: אתפוש את האיבן-אל-שאראמית הזה ו אז אני מוציא לו את כל המיץ מהשמאלית שלו<text:line-break/><text:line-break/>Схвачу этого сукиного сына и вытащу (вылью???) все соки из его левого (...).<text:line-break/><text:line-break/>Я ни разу не слышал такого выражения, и оно мне кажется неточным:<text:line-break/>האיבן-אל-שאראמית<text:line-break/><text:line-break/>Ибн-эль шарамит - имеется в виду Ибн шармут?</text:p>
      <text:p text:style-name="Horizontal_20_Line"/>
      <text:p text:style-name="P2">barbakum</text:p>
      <text:p text:style-name="P2">23.05.2006, 22:05</text:p>
      <text:p text:style-name="P2">תופש שיקשוק<text:line-break/><text:soft-page-break/>испугался\боится<text:line-break/><text:line-break/>לחרפן<text:line-break/>сползать с катушек (так говорят по-русски?), а точнее делать так, что бы сполз с катушек (это инфинитив)</text:p>
      <text:p text:style-name="Horizontal_20_Line"/>
      <text:p text:style-name="P2">1JIMI1</text:p>
      <text:p text:style-name="P2">23.05.2006, 22:05</text:p>
      <text:p text:style-name="P2">ыудуикшы, кто это такой грозный попался :? <text:line-break/>Найду этого сукиного сына и выпущу все соки из его левого...</text:p>
      <text:p text:style-name="Horizontal_20_Line"/>
      <text:p text:style-name="P2">Dorinem</text:p>
      <text:p text:style-name="P2">23.05.2006, 22:21</text:p>
      <text:p text:style-name="P2">сползать с катушек <text:line-break/>Это להתחרפן. И по-русски чаще говорят "съехать с катушек".</text:p>
      <text:p text:style-name="Horizontal_20_Line"/>
      <text:p text:style-name="P2">ыудуикшы</text:p>
      <text:p text:style-name="P2">23.05.2006, 23:07</text:p>
      <text:p text:style-name="P2">מלעון <text:line-break/>זורק פתקאימ<text:line-break/>זורק זמבור ,חוואס<text:line-break/>И еще שתזכה תמיד ב מצוות, слова ясны по смыслу, может это просто устоявшаяся фраза,которую я не знаю?</text:p>
      <text:p text:style-name="Horizontal_20_Line"/>
      <text:p text:style-name="P2">ыудуикшы</text:p>
      <text:p text:style-name="P2">23.05.2006, 23:15</text:p>
      <text:p text:style-name="P2">а, еще есть:<text:line-break/>תפש את המשקלות</text:p>
      <text:p text:style-name="Horizontal_20_Line"/>
      <text:p text:style-name="P2">ыудуикшы</text:p>
      <text:p text:style-name="P2">23.05.2006, 23:19</text:p>
      <text:p text:style-name="P2">Спасибо всем, кто помог со словами, это очень даже приятно,вот:-)</text:p>
      <text:p text:style-name="Horizontal_20_Line"/>
      <text:p text:style-name="P2">barbakum</text:p>
      <text:p text:style-name="P2">24.05.2006, 00:08</text:p>
      <text:p text:style-name="P2">שתזכה תמיד ב מצוות<text:line-break/>Религиозные так говорят - желают сделать много добрых дел. (В иудаизме мицва - доброе, богоугодное дело, дающее "бонусные очки" в следующем мире)<text:line-break/><text:line-break/>Dorinem, правильно поправила - исправил жизнь на мир.</text:p>
      <text:p text:style-name="Horizontal_20_Line"/>
      <text:p text:style-name="P2">Dorinem</text:p>
      <text:p text:style-name="P2">24.05.2006, 00:12</text:p>
      <text:p text:style-name="P2">"бонусные очки" в следующей жизни<text:line-break/>Не в следующей жизни, а в "следующем мире". Но это уже детали.</text:p>
      <text:p text:style-name="Horizontal_20_Line"/>
      <text:p text:style-name="P2">gremar</text:p>
      <text:p text:style-name="P2">24.05.2006, 10:57</text:p>
      <text:p text:style-name="P2">Тема хорошая и нужная для любого возраста!<text:line-break/>Забыли про такие слова:<text:line-break/>бомба, маниак, линъоц мабатим .</text:p>
      <text:p text:style-name="Horizontal_20_Line"/>
      <text:p text:style-name="P2"><text:soft-page-break/>Rataw</text:p>
      <text:p text:style-name="P2">24.05.2006, 11:50</text:p>
      <text:p text:style-name="P2">שתזכה תמיד ב מצוות<text:line-break/>я просто хочу уточнить....по аналогии это похоже на спасибо и, скорее всего, это благославление...всегда удостаивайся заповеданных (за что бонусы раздают) дел..<text:line-break/>האיבן-אל-שאראמית <text:line-break/>это арабский....шартмута-падшая жещина</text:p>
      <text:p text:style-name="Horizontal_20_Line"/>
      <text:p text:style-name="P2">ыудуикшы</text:p>
      <text:p text:style-name="P2">24.05.2006, 14:27</text:p>
      <text:p text:style-name="P2">Подскажите, пож-ста, слово כספת "сейф" может иметь другое значение? Просто у меня оно встречается в значении тюрьмы<text:line-break/>:?</text:p>
      <text:p text:style-name="Horizontal_20_Line"/>
      <text:p text:style-name="P2">michael79</text:p>
      <text:p text:style-name="P2">24.05.2006, 14:35</text:p>
      <text:p text:style-name="P2">Подскажите, пож-ста, слово כספת "сейф" может иметь другое значение? Просто у меня оно встречается в значении тюрьмы<text:line-break/>:?<text:line-break/><text:line-break/>насколько мне известно , это слово другого значения не имеет , по крайней мере я о них не слышал...</text:p>
      <text:p text:style-name="Horizontal_20_Line"/>
      <text:p text:style-name="P2">ыудуикшы</text:p>
      <text:p text:style-name="P2">24.05.2006, 14:52</text:p>
      <text:p text:style-name="P2">Спасибо, а вот глагол хирпен "слететь с катушек", может имеет другое значение- например, мехарпен бахура ло несуа?:?<text:line-break/>Вот, а аосле этого, ему (тому, кто хирпен) придется доказывать отцовство?! Жуть,да и только8O</text:p>
      <text:p text:style-name="Horizontal_20_Line"/>
      <text:p text:style-name="P2">Dorinem</text:p>
      <text:p text:style-name="P2">24.05.2006, 15:53</text:p>
      <text:p text:style-name="P2">глагол хирпен <text:line-break/>Во-первых, произносится "хирфен". Во-вторых, и в вопросе про сейф (касефет), и в вопросе про "лехарфен бахура" - не надо искать новых значений. Значения те же. И в русском кто-то может сказать про сидящего в тюрьме "сидит в сейфе" - по-моему, и так понятно, переносное значение называется. Лехарфен - это не только слететь с катушек, но более верное значение - сводить с ума и портить. Лехарфен бахура - может означать "сводить с ума девушку" причём в отрицаиельном значении слова, типа доставать её до почек. Также может означать "портить девушку" - именно как эта фраза воспринимается и по-русски.<text:line-break/><text:line-break/>П С А откуда ты берёшь такие загадочные фразы, не живя в Израиле?</text:p>
      <text:p text:style-name="Horizontal_20_Line"/>
      <text:p text:style-name="P2">ыудуикшы</text:p>
      <text:p text:style-name="P2">24.05.2006, 16:19</text:p>
      <text:p text:style-name="P2">Спасибо, за перевод:-) . Я просто рассказ читаю; этого сленга,конечно, не знаю, так и не смогла перевести несколько слов.</text:p>
      <text:p text:style-name="Horizontal_20_Line"/>
      <text:p text:style-name="P2">ыудуикшы</text:p>
      <text:p text:style-name="P2">24.05.2006, 17:18</text:p>
      <text:p text:style-name="P2">слово פאנן-פאנן кто-нибудь знает?</text:p>
      <text:p text:style-name="Horizontal_20_Line"/>
      <text:p text:style-name="P2">Dorinem</text:p>
      <text:p text:style-name="P2"><text:soft-page-break/>24.05.2006, 17:21</text:p>
      <text:p text:style-name="P2">Первый раз слышу. Может, дашь всё предложение?</text:p>
      <text:p text:style-name="Horizontal_20_Line"/>
      <text:p text:style-name="P2">Vit0</text:p>
      <text:p text:style-name="P2">24.05.2006, 17:29</text:p>
      <text:p text:style-name="P2">ыудуикшы,<text:line-break/>פאנן (фанан) - Расслабон, кайф ;)</text:p>
      <text:p text:style-name="Horizontal_20_Line"/>
      <text:p text:style-name="P2">ыудуикшы</text:p>
      <text:p text:style-name="P2">24.05.2006, 17:43</text:p>
      <text:p text:style-name="P2">меашен фанан-фанан. <text:line-break/>вот, еще одна фраза не понятна:<text:line-break/>קיבל בזיון בית-הדיו:?</text:p>
      <text:p text:style-name="Horizontal_20_Line"/>
      <text:p text:style-name="P2">sleepwalker</text:p>
      <text:p text:style-name="P2">24.05.2006, 18:57</text:p>
      <text:p text:style-name="P2">ыудуикшы,<text:line-break/>Тем не менее ты можешь читать на иврите....Давно жила в Израиле?<text:line-break/>Получил бэзиюн дом закона(суд или полиция..) <text:line-break/>Слово Бэзиюн нужно переводить?Может не надо...это глагол такой....некий ээ процесс физиологического характера.....между различными полами, и предметами и обстрактными формами....:oops:<text:line-break/><text:line-break/>Общий смысл... : какие то структуры власти очень хорошо товарища поставили на 4 точки.....И конечно же воспользовались этим..ээ для совершения вышеупомянутого процесса...<text:line-break/>У нас просто мат запрещен...</text:p>
      <text:p text:style-name="Horizontal_20_Line"/>
      <text:p text:style-name="P2">Vit0</text:p>
      <text:p text:style-name="P2">24.05.2006, 20:15</text:p>
      <text:p text:style-name="P2">sleepwalker,<text:line-break/>Скорее всего имеется в виду не "Бэ-зиюн", а "Бизайон" - срам, позор.<text:line-break/>(בזיון בית המשפט (בית הדין - неуважение к суду.</text:p>
      <text:p text:style-name="Horizontal_20_Line"/>
      <text:p text:style-name="P2">chika</text:p>
      <text:p text:style-name="P2">24.05.2006, 22:10</text:p>
      <text:p text:style-name="P2">а вот ещё сленг :<text:line-break/>бла бла бла - хоре трепаться<text:line-break/>халас (на арабском ) - хватит- מספיק<text:line-break/>бахурчик - мужчинка :wink:</text:p>
      <text:p text:style-name="Horizontal_20_Line"/>
      <text:p text:style-name="P2">barbakum</text:p>
      <text:p text:style-name="P2">24.05.2006, 22:31</text:p>
      <text:p text:style-name="P2">мехарпен бахура ло несуа?<text:line-break/>Вот, а аосле этого, ему (тому, кто хирпен) придется доказывать отцовство?! Жуть,да и только<text:line-break/><text:line-break/>Я думаю, здесь имеется в виду не хирфен, а хирмен. Происходит от английского horny - возбуждать, быть озабоченным. Тогда становится ясно, почему прийдётся доказывать отцовство...</text:p>
      <text:p text:style-name="Horizontal_20_Line"/>
      <text:p text:style-name="P2">michael79</text:p>
      <text:p text:style-name="P2">25.05.2006, 05:49</text:p>
      <text:p text:style-name="P2">ыудуикшы,:offtop: а что заник такой оригинальный? такое впечатление , что раскладку клавы перепутал :x</text:p>
      <text:p text:style-name="Horizontal_20_Line"><text:soft-page-break/></text:p>
      <text:p text:style-name="P2">gremar</text:p>
      <text:p text:style-name="P2">25.05.2006, 10:41</text:p>
      <text:p text:style-name="P2">sleepwalker,<text:line-break/>Скорее всего имеется в виду не "Бэ-зиюн", а "Бизайон" - срам, позор.<text:line-break/>(בזיון בית המשפט (בית הדין - неуважение к суду.<text:line-break/><text:line-break/>Я тоже так подумала. А еще бизайон - это фиаско, так может имеют в виду проигрыш?<text:line-break/>Без контекста трудно</text:p>
      <text:p text:style-name="Horizontal_20_Line"/>
      <text:p text:style-name="P2">julia26</text:p>
      <text:p text:style-name="P2">25.05.2006, 10:49</text:p>
      <text:p text:style-name="P2">как хорошо что я нашла этот форум,тут много чего интересного есть:wink:</text:p>
      <text:p text:style-name="Horizontal_20_Line"/>
      <text:p text:style-name="P2">Vit0</text:p>
      <text:p text:style-name="P2">25.05.2006, 11:03</text:p>
      <text:p text:style-name="P2">ыудуикшы,:offtop: а что за ник такой оригинальный? такое впечатление , что раскладку клавы перепутал :x<text:line-break/>Если прочитать ник ыудуикшы как транслит наоборот - получается Selebris ;)<text:line-break/><text:line-break/><text:line-break/>julia26,<text:line-break/>И это только начало ;)</text:p>
      <text:p text:style-name="Horizontal_20_Line"/>
      <text:p text:style-name="P2">chika</text:p>
      <text:p text:style-name="P2">25.05.2006, 18:55</text:p>
      <text:p text:style-name="P2">не помню писали или нет <text:line-break/>ахи (אחי -мой брат ) - употребляется как братуха -типа привет братуха давно не виделись<text:line-break/>дополнение к рош крув - рош батата -тоже овощ и тоже значение- безмозглый :x :lol: <text:line-break/>штуёт бе миц агваньёт -дословно -глупости в томатном соке -а по смыслу -чушь собачья<text:line-break/>нишба лах - по смыслу -отвечаю за базар :2:</text:p>
      <text:p text:style-name="Horizontal_20_Line"/>
      <text:p text:style-name="P2">Vit0</text:p>
      <text:p text:style-name="P2">25.05.2006, 19:10</text:p>
      <text:p text:style-name="P2">нишба лах - по смыслу -отвечаю за базар<text:line-break/>Не слышал раньше, что это сленг.<text:line-break/>Нишба лах - это "Клянусь тебе(ж)". А вот для "отвечаю за базар" часто используют "Бэ-има шели".<text:line-break/>P.S. Между прочим "Бэ-има шельха" или "Бэ-има-шха" (укор.) уже будет совершенно другим оборотом, показывающим твою просьбу к собеседнику. Русский аналог - "Не в падлу", "Не ломайся".</text:p>
      <text:p text:style-name="Horizontal_20_Line"/>
      <text:p text:style-name="P2">sleepwalker</text:p>
      <text:p text:style-name="P2">25.05.2006, 19:40</text:p>
      <text:p text:style-name="P2">Я тоже так подумала. А еще бизайон - это фиаско, так может имеют в виду проигрыш?<text:line-break/>Без контекста трудно<text:line-break/><text:line-break/>Да без полного текста нельзя догадаться о всяких нюансах...возможно там нужно еще учитывать художественный замысел автора...</text:p>
      <text:p text:style-name="Horizontal_20_Line"/>
      <text:p text:style-name="P2">barbakum</text:p>
      <text:p text:style-name="P2">25.05.2006, 19:55</text:p>
      <text:p text:style-name="P2">Vit0,<text:line-break/><text:soft-page-break/>если уж быть точными, то Ба-има шели... (патах\камац):wink:</text:p>
      <text:p text:style-name="Horizontal_20_Line"/>
      <text:p text:style-name="P2">Vit0</text:p>
      <text:p text:style-name="P2">25.05.2006, 20:12</text:p>
      <text:p text:style-name="P2">Vit0,<text:line-break/>если уж быть точными, то Ба-има шели... (патах\камац):wink:<text:line-break/>Ты тут не прав ;)<text:line-break/>Слово "има" (אמא) в иврите является именем собственным, поэтому не может идти с артиклем ה. А это значит, что "Ба" не может быть. Это всё равно равно что сказать "Ба-Андрей" (к примеру).<text:line-break/>Далее, слово Има пришло в иврит из арамейского (на конце א), а это уже определённый артикль. Т.е. "Ба" не пройдёт и в этом случае.<text:line-break/>Ну и в догонку упомяну, что в любом случае, когда речь идёт о сленге, все артикли, камацы и пр. никому не нужны, ведь сленг по своей природе движется устно, и правил орфографии не хочет знать ;)</text:p>
      <text:p text:style-name="Horizontal_20_Line"/>
      <text:p text:style-name="P2">ыудуикшы</text:p>
      <text:p text:style-name="P2">26.05.2006, 13:24</text:p>
      <text:p text:style-name="P2">ыудуикшы,:offtop: а что заник такой оригинальный? такое впечатление , что раскладку клавы перепутал :x<text:line-break/>неа, не перепутала, так задумано, у него (у ника) есть смысл:-)</text:p>
      <text:p text:style-name="Horizontal_20_Line"/>
      <text:p text:style-name="P2">chika</text:p>
      <text:p text:style-name="P2">28.05.2006, 06:29</text:p>
      <text:p text:style-name="P2">Срита бе моах - שריטה במח - Царапина на мозге -а по смыслу-придурок</text:p>
      <text:p text:style-name="Horizontal_20_Line"/>
      <text:p text:style-name="P2">Dorinem</text:p>
      <text:p text:style-name="P2">29.05.2006, 13:03</text:p>
      <text:p text:style-name="P2">Кто-нибудь знает точно, что называют "гогоим" (גוגואים)? В словаре говорят, абрикосовые косточки для детских игр, но есть у меня подозрение, что это устаревшие данные. Что этим словом называют современные дети?</text:p>
      <text:p text:style-name="Horizontal_20_Line"/>
      <text:p text:style-name="P2">*LEO*</text:p>
      <text:p text:style-name="P2">29.05.2006, 13:08</text:p>
      <text:p text:style-name="P2">Срита бе моах - שריטה במח - Царапина на мозге -а по смыслу-придурок<text:line-break/><text:line-break/>:roll: <text:line-break/>По смыслу - скорее "у него с головой не все в порядке." - יש לו שריטה במוח</text:p>
      <text:p text:style-name="Horizontal_20_Line"/>
      <text:p text:style-name="P2">chika</text:p>
      <text:p text:style-name="P2">31.05.2006, 22:37</text:p>
      <text:p text:style-name="P2">Ялодудес - дедитшки :pesok: :konik: :83: :81: :77: :beer: :92:</text:p>
      <text:p text:style-name="Horizontal_20_Line"/>
      <text:p text:style-name="P2">barbakum</text:p>
      <text:p text:style-name="P2">31.05.2006, 22:43</text:p>
      <text:p text:style-name="P2">Кто-нибудь знает точно, что называют "гогоим" (גוגואים)? В словаре говорят, абрикосовые косточки для детских игр, но есть у меня подозрение, что это устаревшие данные. Что этим словом называют современные дети?<text:line-break/><text:line-break/>Я очень сомневаюсь, но что-то в голове крутиться:!: :?: Это, случайно, не такая игрушка - на резинке привязан мячик и его "набивают". Не помню, как это называется по-русски, кто смотрел дневной дозор, там сынок Антона Городецкого с помощью этой штуки фаерболы запускал...</text:p>
      <text:p text:style-name="Horizontal_20_Line"/>
      <text:p text:style-name="P2"><text:soft-page-break/>vitamin-C</text:p>
      <text:p text:style-name="P2">31.05.2006, 22:55</text:p>
      <text:p text:style-name="P2">слышу часто такое "Алё Биджо " что такое биджо ?это вроде с грузинского что-то...</text:p>
      <text:p text:style-name="Horizontal_20_Line"/>
      <text:p text:style-name="P2">Dorinem</text:p>
      <text:p text:style-name="P2">31.05.2006, 22:56</text:p>
      <text:p text:style-name="P2">barbakum,<text:line-break/>не, это "йо-йо". А мы ищем "го-го". Не плачущую грузинку, а радостного грузина:-). Но спасибо за попытку!</text:p>
      <text:p text:style-name="Horizontal_20_Line"/>
      <text:p text:style-name="P2">Dorinem</text:p>
      <text:p text:style-name="P2">31.05.2006, 23:06</text:p>
      <text:p text:style-name="P2">что такое биджо ?это вроде с грузинского что-то...<text:line-break/>Ага. Если мне память не изменяет - друг.</text:p>
      <text:p text:style-name="Horizontal_20_Line"/>
      <text:p text:style-name="P2">barbakum</text:p>
      <text:p text:style-name="P2">31.05.2006, 23:18</text:p>
      <text:p text:style-name="P2">Dorinem, если не срочно - завтра у своей малой спрошу :)</text:p>
      <text:p text:style-name="Horizontal_20_Line"/>
      <text:p text:style-name="P2">Dorinem</text:p>
      <text:p text:style-name="P2">31.05.2006, 23:29</text:p>
      <text:p text:style-name="P2">Не, не срочно. Просто интересно.</text:p>
      <text:p text:style-name="Horizontal_20_Line"/>
      <text:p text:style-name="P2">barbakum</text:p>
      <text:p text:style-name="P2">01.06.2006, 11:29</text:p>
      <text:p text:style-name="P2">Dorinem, спросил у малых. Так и есть - абрикосовые косточки для игры, данные не устаревшие.</text:p>
      <text:p text:style-name="Horizontal_20_Line"/>
      <text:p text:style-name="P2">chika</text:p>
      <text:p text:style-name="P2">01.06.2006, 16:07</text:p>
      <text:p text:style-name="P2">Хабиби - (с арабского -любимый )<text:line-break/>Харта барта - когда что-то тяп-ляп сделали -вот и выходит харта барта</text:p>
      <text:p text:style-name="Horizontal_20_Line"/>
      <text:p text:style-name="P2">chika</text:p>
      <text:p text:style-name="P2">01.06.2006, 16:10</text:p>
      <text:p text:style-name="P2">Хара -шо (хорошо )- ответ на вопрос как дела ( в переводе не нуждается )</text:p>
      <text:p text:style-name="Horizontal_20_Line"/>
      <text:p text:style-name="P2">barbakum</text:p>
      <text:p text:style-name="P2">01.06.2006, 17:01</text:p>
      <text:p text:style-name="P2">Ялодудес - дедитшки :pesok: :konik: :83: :81: :77: :beer: :92:<text:line-break/><text:line-break/>ЕлАдудес:-)</text:p>
      <text:p text:style-name="Horizontal_20_Line"/>
      <text:p text:style-name="P2">jani</text:p>
      <text:p text:style-name="P2">07.06.2006, 15:24</text:p>
      <text:p text:style-name="P2">chika,<text:line-break/><text:line-break/>Лучше хара-шув!!!</text:p>
      <text:p text:style-name="Horizontal_20_Line"/>
      <text:p text:style-name="P2">Neta</text:p>
      <text:p text:style-name="P2">07.06.2006, 16:14</text:p>
      <text:p text:style-name="P2"><text:soft-page-break/>еще забыли: "ЗыББи", "Дома ле цриф, оса позот шель вилла", "джуким ба рош", "эйзо гуфА" (местные арсы говорят в след прохожим симпатичным девушкам. "Гуф" переводится как тело, фигура..., гуфА - велосипедная рама), "эйзе шуаль! (шуала)" , "эйзе дефект!", "сОф а дерех...", "мами", "мотек", "катан алай (алеха)", "wala?" , "wala!" ,"wala..."</text:p>
      <text:p text:style-name="Horizontal_20_Line"/>
      <text:p text:style-name="P2">*LEO*</text:p>
      <text:p text:style-name="P2">07.06.2006, 19:06</text:p>
      <text:p text:style-name="P2">"Гуф" переводится как тело, фигура..., гуфА - велосипедная рама), <text:line-break/><text:line-break/>Только одно не учли "арсы" - "гуфА" так же переводится как "труп"...:-o :-D</text:p>
      <text:p text:style-name="Horizontal_20_Line"/>
      <text:p text:style-name="P2">Vit0</text:p>
      <text:p text:style-name="P2">07.06.2006, 20:51</text:p>
      <text:p text:style-name="P2">Бухать - летадлек (לתדלק) ;)</text:p>
      <text:p text:style-name="Horizontal_20_Line"/>
      <text:p text:style-name="P2">Neta</text:p>
      <text:p text:style-name="P2">07.06.2006, 21:48</text:p>
      <text:p text:style-name="P2">"Лиштоф ейнаим" - поглазеть на симпотных девушек/парней или что-либо приятное.</text:p>
      <text:p text:style-name="Horizontal_20_Line"/>
      <text:p text:style-name="P2">chika</text:p>
      <text:p text:style-name="P2">20.06.2006, 23:56</text:p>
      <text:p text:style-name="P2">А как вам слово - хулиганим (мн.ч. от слова хулиган )</text:p>
      <text:p text:style-name="Horizontal_20_Line"/>
      <text:p text:style-name="P2">Dorinem</text:p>
      <text:p text:style-name="P2">12.07.2006, 22:15</text:p>
      <text:p text:style-name="P2">А как правильно говорить - "мекучмак" или "мечукмак"? По-моему, второе, но я не уверена. И откуда это пошло?</text:p>
      <text:p text:style-name="Horizontal_20_Line"/>
      <text:p text:style-name="P2">barbakum</text:p>
      <text:p text:style-name="P2">12.07.2006, 23:06</text:p>
      <text:p text:style-name="P2">Правильно мечукмак, от слова чукмук (или наоборот?). Происхождения не знаю.</text:p>
      <text:p text:style-name="Horizontal_20_Line"/>
      <text:p text:style-name="P2">Dorinem</text:p>
      <text:p text:style-name="P2">12.07.2006, 23:14</text:p>
      <text:p text:style-name="P2">от слова чукмук <text:line-break/>это не "от этого слова", это просто тот же корень в разных грамматических конструкциях. Но я рада, что, по-видимому, мой вариант правильный. <text:line-break/>А существительное, по-моему, чикмук. В общем, путает меня этот корень!</text:p>
      <text:p text:style-name="Horizontal_20_Line"/>
      <text:p text:style-name="P2">gremar</text:p>
      <text:p text:style-name="P2">13.07.2006, 09:26</text:p>
      <text:p text:style-name="P2">А как вам слово - хулиганим (мн.ч. от слова хулиган )<text:line-break/>Ну мы тоже говорим "хулиганы" и никто это слэнгом не считает. Произошло от англ. hooligan</text:p>
      <text:p text:style-name="Horizontal_20_Line"/>
      <text:p text:style-name="P2">ellochka</text:p>
      <text:p text:style-name="P2">13.07.2006, 10:18</text:p>
      <text:p text:style-name="P2">а как вам "лехитпахмель"...? - опохмелиться :-D</text:p>
      <text:p text:style-name="Horizontal_20_Line"/>
      <text:p text:style-name="P2">gremar</text:p>
      <text:p text:style-name="P2">13.07.2006, 10:50</text:p>
      <text:p text:style-name="P2"><text:soft-page-break/>Так разве иврит язык консервативный? Вон сколько нахватался, включая русский:-D</text:p>
      <text:p text:style-name="Horizontal_20_Line"/>
      <text:p text:style-name="P2">Vit0</text:p>
      <text:p text:style-name="P2">13.07.2006, 11:22</text:p>
      <text:p text:style-name="P2">gremar, в русском всё равно во много раз больше слов, пришедших в него из иврита ;)</text:p>
      <text:p text:style-name="Horizontal_20_Line"/>
      <text:p text:style-name="P2">Vit0</text:p>
      <text:p text:style-name="P2">22.01.2007, 18:43</text:p>
      <text:p text:style-name="P2">В разных аппликациях есть функция "Publish" - компилляция и запуск. От него произошёл глагол в биньяне Пиэль: "Лепаблэш", и отглагольное существительное "Пиблуш". В универе слышал. :lol:</text:p>
      <text:p text:style-name="Horizontal_20_Line"/>
      <text:p text:style-name="P2">Darth Emil</text:p>
      <text:p text:style-name="P2">22.01.2007, 18:54</text:p>
      <text:p text:style-name="P2">Э... не по-русски:-) <text:line-break/>Эх... вы ещё русско-казахско-татарский сленг не слышали...:-P</text:p>
      <text:p text:style-name="Horizontal_20_Line"/>
      <text:p text:style-name="P2">Vit0</text:p>
      <text:p text:style-name="P2">22.01.2007, 19:03</text:p>
      <text:p text:style-name="P2">Darth Emil,<text:line-break/>У нас уже есть ивритский и немецкий (http://friends-forum.com/forum/showthread.php?t=20070) сленг :)<text:line-break/>Если есть, чем поделиться из русско-казахско-татарского сленга, вперёд, открывай новую тему :|</text:p>
      <text:p text:style-name="Horizontal_20_Line"/>
      <text:p text:style-name="P2">Darth Emil</text:p>
      <text:p text:style-name="P2">22.01.2007, 19:22</text:p>
      <text:p text:style-name="P2">Vit0,<text:line-break/>Нее... такое тут лучше не публиковать... Тем более что я казахский вообще не знаю. Татарский (хотя по идее он мой родной). Я знаю только русский, матерный русский(шутка:wink: ) и немного английский.</text:p>
      <text:p text:style-name="Horizontal_20_Line"/>
      <text:p text:style-name="P2">sleepwalker</text:p>
      <text:p text:style-name="P2">22.01.2007, 19:48</text:p>
      <text:p text:style-name="P2">Darth Emil,<text:line-break/>Да открывай тему,в русском языке много слов попавших из татарского. Например тот же "Сабантуй" . Даже есть версия Винды на татарском.</text:p>
      <text:p text:style-name="Horizontal_20_Line"/>
      <text:p text:style-name="P2">Darth Emil</text:p>
      <text:p text:style-name="P2">22.01.2007, 20:33</text:p>
      <text:p text:style-name="P2">sleepwalker,<text:line-break/>Гы...:-) :-D <text:line-break/>На татарском не видел, скрины покажь? Зато видел и работал на казахской винде и офисе - настраивать то ещё удовольствие:-D Наш админ кипятком от смеха писал...:-)</text:p>
      <text:p text:style-name="Horizontal_20_Line"/>
      <text:p text:style-name="P2">Shtazzi</text:p>
      <text:p text:style-name="P2">10.02.2007, 12:32</text:p>
      <text:p text:style-name="P2">Мой сын однажды выдал производное слово -русскоивритское числительное 18 шмонадцать:-)</text:p>
      <text:p text:style-name="Horizontal_20_Line"/>
      <text:p text:style-name="P2">sirin</text:p>
      <text:p text:style-name="P2">10.03.2007, 16:48</text:p>
      <text:p text:style-name="P2">Мы любим коверкать иностранные слова :)<text:line-break/>Вот например:бэсендер-т.е бэсэдэр,товчик-т.е тов,шаломчики-т.е шалом,литрврот-т.е лиитраот...и <text:soft-page-break/>так далее.</text:p>
      <text:p text:style-name="Horizontal_20_Line"/>
      <text:p text:style-name="P2">nego</text:p>
      <text:p text:style-name="P2">11.08.2007, 23:16</text:p>
      <text:p text:style-name="P2">;-) познавательная ветвь</text:p>
      <text:p text:style-name="Horizontal_20_Line"/>
      <text:p text:style-name="P2">valeriii</text:p>
      <text:p text:style-name="P2">25.08.2007, 17:26</text:p>
      <text:p text:style-name="P2">Хаваль аль азман! )חבל על הזמן(<text:line-break/>Употребляется в зависимости от ситуации. Может приобретать окраску восторга.<text:line-break/>Или же совсем наоборот - полное разочарование.<text:line-break/><text:line-break/>аналог русского "******", "*******", как классно", либо, "да ******, как стрёмно.":-)</text:p>
      <text:p text:style-name="Horizontal_20_Line"/>
      <text:p text:style-name="P2">Vit0</text:p>
      <text:p text:style-name="P2">25.08.2007, 18:09</text:p>
      <text:p text:style-name="P2">valeriii, не забывай, где ты находишься - открытый мат на форуме запрещён.</text:p>
      <text:p text:style-name="Horizontal_20_Line"/>
      <text:p text:style-name="P2">sos2002</text:p>
      <text:p text:style-name="P2">25.08.2007, 18:35</text:p>
      <text:p text:style-name="P2">бахурила: бахура+гарила <text:line-break/>так называют девушек, которые выглядят как гарилки</text:p>
      <text:p text:style-name="Horizontal_20_Line"/>
      <text:p text:style-name="P2">Влад Север</text:p>
      <text:p text:style-name="P2">31.08.2007, 19:45</text:p>
      <text:p text:style-name="P2">"Ахушармута" - это брат шармуты (с арабского)<text:line-break/>"Ата мэдабер, ахушармута" - "Что за гнилой базар?!"<text:line-break/>Иногда, чтобы это не звучало особо оскорбительно,"Ахушармута" превращается, превращается "Ахушармута"... в "ахуша". <text:line-break/><text:line-break/>"Чакалака" - полицейская мигалка (красно-синяя)</text:p>
      <text:p text:style-name="Horizontal_20_Line"/>
      <text:p text:style-name="P2">Влад Север</text:p>
      <text:p text:style-name="P2">01.09.2007, 07:55</text:p>
      <text:p text:style-name="P2">Ещё вспомнил...<text:line-break/>"Лех тэфанчэр тацмеха" - так говорят особо крутым, "надутым" чувакам, которых разнесло от собственной крутизны, проявленной в виде наездов на ближнего.<text:line-break/>Дословно:" Иди проколись" в значении "Смотри не лопни от напряга"</text:p>
      <text:p text:style-name="Horizontal_20_Line"/>
      <text:p text:style-name="P2">Влад Север</text:p>
      <text:p text:style-name="P2">07.09.2007, 07:54</text:p>
      <text:p text:style-name="P2">Такая история.<text:line-break/>Директор магазина по имени Арик (иеменец) пытается продать что-то особо привередливой покупательнице. Та задав кучу вопросов в конце концов отказывается от покупки.<text:line-break/>Арик ей: "Ло ицэ мимех хер"<text:line-break/>Слово это "ивритское" вроде не знакомое, хотя что-то напоминает... Арик ведь иеменец... меня начинают терзать смутные сомнения и наконец я спрашиваю: "Арик, ма зэ хер бэ иврит?"<text:line-break/>Арик, немного подумав, отвечает: "Хер - зэ ревах. Ло ицэ мимэх хер - зэ омер ше ло ицэ мимех ревах":-D <text:line-break/>Так вот ивритский арготизм "хер" означает прибыль.:37:</text:p>
      <text:p text:style-name="Horizontal_20_Line"/>
      <text:p text:style-name="P2">amrak</text:p>
      <text:p text:style-name="P2"><text:soft-page-break/>27.09.2007, 13:02</text:p>
      <text:p text:style-name="P2">Такая история.<text:line-break/>Директор магазина по имени Арик (иеменец) пытается продать что-то особо привередливой покупательнице. Та задав кучу вопросов в конце концов отказывается от покупки.<text:line-break/>Арик ей: "Ло ицэ мимех хер"<text:line-break/>Слово это "ивритское" вроде не знакомое, хотя что-то напоминает... Арик ведь иеменец... меня начинают терзать смутные сомнения и наконец я спрашиваю: "Арик, ма зэ хер бэ иврит?"<text:line-break/>Арик, немного подумав, отвечает: "Хер - зэ ревах. Ло ицэ мимэх хер - зэ омер ше ло ицэ мимех ревах":-D <text:line-break/>Так вот ивритский арготизм "хер" означает прибыль.:37:<text:line-break/><text:line-break/>Да, это слово пришло к нам из арабского языка. Как сказать "Бокер тов" на арабском ? "Сабах эль-хир". Либо Ваш Арик вместо "Хир" произносит "Хер", либо тоже произносит "Хир", но нашему "русскому" уху слышится "хер". :-)</text:p>
      <text:p text:style-name="Horizontal_20_Line"/>
      <text:p text:style-name="P2">Влад Север</text:p>
      <text:p text:style-name="P2">28.09.2007, 15:15</text:p>
      <text:p text:style-name="P2">amrak, это выражение, видимо, привили Арику русские старожилы, которых в его окружении было достаточно много.<text:line-break/>Кто-то просто перевёл выражение "Ни хрена из тебя не выйдет" на иврит, не утруждая себя особо точным переводом всех слов. Такое бывает когда русские нецензурные слова выскакивают в процессе разговора на иврите из за привычки или в возбуждённом состоянии.</text:p>
      <text:p text:style-name="Horizontal_20_Line"/>
      <text:p text:style-name="P2">amrak</text:p>
      <text:p text:style-name="P2">29.09.2007, 01:42</text:p>
      <text:p text:style-name="P2">amrak, это выражение, видимо, привили Арику русские старожилы, которых в его окружении было достаточно много.<text:line-break/>Кто-то просто перевёл выражение "Ни хрена из тебя не выйдет" на иврит, не утруждая себя особо точным переводом всех слов. Такое бывает когда русские нецензурные слова выскакивают в процессе разговора на иврите из за привычки или в возбуждённом состоянии.<text:line-break/><text:line-break/>Интересная гипотеза. :-) <text:line-break/>Давайте спросим мнение профессионалов, например мнение уважаемого Vit0. <text:line-break/><text:line-break/>Кстати, все помнят смысл словосочетания "ахуль-маньюки" (אכול-מניוקי) ?<text:line-break/>Это ругательство, но с положительной коннотацией. <text:line-break/>Известный пример:<text:line-break/>Коль hа-кавод, йа Пушкин, ахуль-маньюк ше-камоха !<text:line-break/>Что на русском звучит "Ай да Пушкин, ай да сукин сын !" :lol:</text:p>
      <text:p text:style-name="Horizontal_20_Line"/>
      <text:p text:style-name="P2">x2kep</text:p>
      <text:p text:style-name="P2">07.06.2008, 20:00</text:p>
      <text:p text:style-name="P2">ктонибудь знает что означает - рабак / рабак арс =)</text:p>
      <text:p text:style-name="Horizontal_20_Line"/>
      <text:p text:style-name="P2">Vit0</text:p>
      <text:p text:style-name="P2">08.06.2008, 00:26</text:p>
      <text:p text:style-name="P2">ктонибудь знает что означает - рабак / рабак арс =)<text:line-break/>Раббак - это на арабском "твой отец" - используется как ругательство. А "арс" - добавляется в конце для усиления оного :)</text:p>
      <text:p text:style-name="Horizontal_20_Line"/>
      <text:p text:style-name="P2">x2kep</text:p>
      <text:p text:style-name="P2">08.06.2008, 13:21</text:p>
      <text:p text:style-name="P2">хм... слыхал ещё такое выражение "ярад ли коль ха раббак"<text:line-break/><text:soft-page-break/><text:line-break/>как понять?</text:p>
      <text:p text:style-name="Horizontal_20_Line"/>
      <text:p text:style-name="P2">rocky_chart</text:p>
      <text:p text:style-name="P2">15.06.2008, 11:35</text:p>
      <text:p text:style-name="P2">как мне кажется это выражение переводится как ''пропало всякое желание''.<text:line-break/>а вот кто знает что означает ''бахур каэрэз''???</text:p>
      <text:p text:style-name="Horizontal_20_Line"/>
      <text:p text:style-name="P2">AlexaCo</text:p>
      <text:p text:style-name="P2">15.06.2008, 12:04</text:p>
      <text:p text:style-name="P2">"бахур каэрэз" означает сильного, мужественного мужчину. Или по-простому "парень, что надо"</text:p>
      <text:p text:style-name="Horizontal_20_Line"/>
      <text:p text:style-name="P2">TermoZ</text:p>
      <text:p text:style-name="P2">25.06.2008, 18:34</text:p>
      <text:p text:style-name="P2">Бандук - используется у нас на работе.Прикольно звучит и применяется,как "Проверено".Значение конечно типа того Бандит,но по-другому считается типа "Приколист".</text:p>
      <text:p text:style-name="Horizontal_20_Line"/>
      <text:p text:style-name="P2">TermoZ</text:p>
      <text:p text:style-name="P2">25.06.2008, 18:37</text:p>
      <text:p text:style-name="P2">Да,кстати.<text:line-break/>Эт - переводится как ручка,а ручка - это всеравно,что рука.<text:line-break/>Так вот,когда у меня просят дать ручку,я даю руку,а после рукопожатия даю ручку.</text:p>
      <text:p text:style-name="Horizontal_20_Line"/>
      <text:p text:style-name="P2">Boris.S</text:p>
      <text:p text:style-name="P2">25.06.2008, 19:36</text:p>
      <text:p text:style-name="P2">Да,кстати.<text:line-break/>Эт - переводится как ручка,а ручка - это всеравно,что рука.<text:line-break/>Так вот,когда у меня просят дать ручку,я даю руку,а после рукопожатия даю ручку.Причем на иврите ручка и рука это совершенно разные слова и местным смысл твоей шутки совершенно непонятен (и скорее всего списывается на загадочность русской души).</text:p>
      <text:p text:style-name="Horizontal_20_Line"/>
      <text:p text:style-name="P2">rocky_chart</text:p>
      <text:p text:style-name="P2">10.07.2008, 21:23</text:p>
      <text:p text:style-name="P2">интересно что значит сочетание слов "Кехлот Аколь" ככלות הקול</text:p>
      <text:p text:style-name="Horizontal_20_Line"/>
      <text:p text:style-name="P2">Osbend</text:p>
      <text:p text:style-name="P2">25.05.2009, 14:37</text:p>
      <text:p text:style-name="P2">Даю точный перевод слову "Тотах!" - Молоток!</text:p>
      <text:p text:style-name="Horizontal_20_Line"/>
      <text:p text:style-name="P2">amrak</text:p>
      <text:p text:style-name="P2">29.05.2009, 09:01</text:p>
      <text:p text:style-name="P2">интересно что значит сочетание слов "Кехлот Аколь" ככלות הקול<text:line-break/><text:line-break/>אחרי ככלות הקול - в конце концов, в конечном счёте.</text:p>
      <text:p text:style-name="Horizontal_20_Line"/>
      <text:p text:style-name="P2">abrakadabra1954</text:p>
      <text:p text:style-name="P2">03.11.2009, 18:55</text:p>
      <text:p text:style-name="P2">---סליארט кто нибудь знает что это такое....</text:p>
      <text:p text:style-name="Horizontal_20_Line"/>
      <text:p text:style-name="P2">Vit0</text:p>
      <text:p text:style-name="P2"><text:soft-page-break/>03.11.2009, 19:05</text:p>
      <text:p text:style-name="P2">abrakadabra1954, из какого контекста?</text:p>
      <text:p text:style-name="Horizontal_20_Line"/>
      <text:p text:style-name="P2">abrakadabra1954</text:p>
      <text:p text:style-name="P2">03.11.2009, 19:52</text:p>
      <text:p text:style-name="P2">Vito-это сабы из сериала 099-центральная.Там почти все время сленг.Девчонки из России взялись переводить на русский,просят о помощи...Текст -диалог.Двое в спорт зале.Один явно гей.<text:line-break/><text:line-break/>"Теперь я могу сказать тебе кое-что? .ני נפל לי האסימון , ты знаешь, что ты? Ты – «וייאר». <text:line-break/>– Да, хорошо.<text:line-break/>А ты – «סליארט». Я не понимаю. Что? Что…?"<text:line-break/>Я нашла перевод этого слова с англ.Slyart (через Y). (тайное, шаловливое, хитрое, лукавое, пронырливое) искуство (мастерство).<text:line-break/>Sly -скрытое, тайное, шаловливое, хитрое, лукавое, пронырливое<text:line-break/>art - искуство, мастерство.</text:p>
      <text:p text:style-name="Horizontal_20_Line"/>
      <text:p text:style-name="P2">amrak</text:p>
      <text:p text:style-name="P2">07.11.2009, 11:41</text:p>
      <text:p text:style-name="P2">abrakadabra, Вы интересовались происхождением Вашего ника ? Я читал, что в древнееврейской передаче исходная фраза записывалась как עַבְדָא כְּדַברָא, avda kedavra, "что было сказано, должно быть сделано", либо עברה כדברא, avra kedavra с приблизительным переводом "что сказано, должно свершиться", либо даже עברה כדיברה с возможным переводом "ярость, гнев в разговоре", что соотносится со смыслом этого слова, которое в Средние Века использовалось в качестве заклания для уничтожения злого духа в теле больного. :)</text:p>
      <text:p text:style-name="Horizontal_20_Line"/>
      <text:p text:style-name="P2">abrakadabra1954</text:p>
      <text:p text:style-name="P2">08.11.2009, 19:34</text:p>
      <text:p text:style-name="P2">abrakadabra, Вы интересовались происхождением Вашего ника ? Я читал, что в древнееврейской передаче исходная фраза записывалась как עַבְדָא כְּדַברָא, avda kedavra, "что было сказано, должно быть сделано", либо עברה כדברא, avra kedavra с приблизительным переводом "что сказано, должно свершиться", либо даже עברה כדיברה с возможным переводом "ярость, гнев в разговоре", что соотносится со смыслом этого слова, которое в Средние Века использовалось в качестве заклания для уничтожения злого духа в теле больного. :)<text:line-break/>:31:Спасибо Большое! Ник сложился сам собой,я была новичком в ине-те,и никак не могла придумать ник.И вдруг возникло Слово,которое мне просто понравилось,..а как оказалось..в точности определяет мой характер!!!:lol:<text:line-break/><text:line-break/>Что Было Сказано, Должно Быть Сделано:это очевидно мое настоящее имя!!!!Ура!!:25:</text:p>
      <text:p text:style-name="Horizontal_20_Line"/>
      <text:p text:style-name="P2">denablo</text:p>
      <text:p text:style-name="P2">31.03.2011, 21:42</text:p>
      <text:p text:style-name="P2">Спасибо за ответ!:25:<text:line-break/><text:line-break/><text:line-break/>Подскажите, пожалуйста, что такое <text:line-break/>חמציץ<text:line-break/>גוזניק<text:line-break/>הפרופו<text:line-break/>דוחה ברמות<text:line-break/>почему армейский магазин называется שכם<text:line-break/>и как понять название магазина электобытовых товаров <text:line-break/>שכם אלקטריק<text:line-break/><text:line-break/><text:soft-page-break/>В чем отличие между לנדנד и להציק ?<text:line-break/><text:line-break/>И какой это пиджак? <text:line-break/>:31:ג'קט מעאפן<text:line-break/><text:line-break/>Спасибо.</text:p>
      <text:p text:style-name="Horizontal_20_Line"/>
      <text:p text:style-name="P2">Vit0</text:p>
      <text:p text:style-name="P2">03.04.2011, 10:56</text:p>
      <text:p text:style-name="P2">חמציץ<text:line-break/>Кислица (http://ru.wikipedia.org/wiki/%D0%9A%D0%B8%D1%81%D0%BB%D0%B8%D1%86%D0%B0) (растение)<text:line-break/>גוזניק<text:line-break/>Слово образовано с английского "goose neck" (гусиная шея), и употребляется для обозначения свечки сделанной в кустаных условиях (не покупной). В армии - для обозначения сингального огня.<text:line-break/>הפרופו<text:line-break/>"Апропо" (сленг.) = Кстати.<text:line-break/>דוחה ברמות<text:line-break/>(сленг.) = крайне отвратительный<text:line-break/>почему армейский магазин называется שכם<text:line-break/>Винный магазин в Италии называется cantine, отсюда пришло слово קנטינה как киоск на территории военной части. Позже вместо "кантина" стали употре***** "Шекем" (שק"ם = שרות קנטינות ומזנונים) - "Ширут Кантинот вэ-Мизноним", а киоск стал магазином.<text:line-break/>и как понять название магазина электобытовых товаров<text:line-break/>שכם אלקטריק<text:line-break/>Ориентировка на молодое поколение, прошедшее армию, для которого слово "Шекем" навевает старые воспоминания + "Электрик" (продукция)<text:line-break/>В чем отличие между לנדנד и להציק ?<text:line-break/>Различия нет, кроме того, что слово לנדנד ещё означает "качать, покачивать", а להציק - ещё и "тяготить". А так оба слова в разных контекстах означают "докучать, надоедать"<text:line-break/>И какой это пиджак?<text:line-break/>ג'קט מעאפן<text:line-break/>Мааффан (сленг.) - что-то бедное, позорное.</text:p>
      <text:p text:style-name="Horizontal_20_Line"/>
      <text:p text:style-name="P2">denablo</text:p>
      <text:p text:style-name="P2">04.04.2011, 19:18</text:p>
      <text:p text:style-name="P2">VitO,<text:line-break/><text:line-break/>Спасибо!:25:<text:line-break/>А слово חמציצה ,חמציץ ( кислица) часто слышится, как обращение к человеку. Например, הינה החחמציצות В чем смысл? Унылая, пора?<text:line-break/><text:line-break/>И еще... מיטוג<text:line-break/>Что-то с брендом?<text:line-break/><text:line-break/>סחתיין это то же, что и סוחת?<text:line-break/><text:line-break/>חפלה- это арабское или ивритское слово (где ставить ударение?)<text:line-break/>И чем отличается от חינגה?<text:line-break/><text:line-break/>Поговорка (не дословно) מילה סלע אך שתיקה תריין<text:line-break/>Что это "тар'ян"?<text:line-break/><text:line-break/><text:soft-page-break/>Как понять יהיה קרחנה? Контекст не помню... <text:line-break/><text:line-break/>Напиток какой?.. שתייה אייווה? :-)</text:p>
      <text:p text:style-name="Horizontal_20_Line"/>
      <text:p text:style-name="P2">Кот</text:p>
      <text:p text:style-name="P2">04.05.2011, 16:41</text:p>
      <text:p text:style-name="P2">"Фрэха"- это шлюха?</text:p>
      <text:p text:style-name="Horizontal_20_Line"/>
      <text:p text:style-name="P2">michael79</text:p>
      <text:p text:style-name="P2">04.05.2011, 18:29</text:p>
      <text:p text:style-name="P2">Кто есть фреха? Толковательный резурс именует фрехой "манерную, крикливую особу, не обремененную интеллектом. У старшего поколения фреха больше сводится к даме, скажем, облегченного поведения". Есть ссылка на словарь 1982, где фреха определяется как «простая, грубая, необразованная и некультурная девушка, которая одевается и стрижется по последнему крику моды.» )) А еще один словарь определяется оное как «прозвище молодой легкомысленной женщины с простонародными манерами, безвкусной одеждой и поведением». Вот, поди разбери - модница или оляповатая дуреха.<text:line-break/><text:line-break/>Короче, по-нашему - оторва, шалава, вертихвостка, непутевая, бестия (кстати, принимаются еще варианты в качестве безвозмездного вспомоществования группе меломанов-энтузиастов)<text:line-break/><text:line-break/>есть такой перевод</text:p>
      <text:p text:style-name="Horizontal_20_Line"/>
      <text:p text:style-name="P2">Кот</text:p>
      <text:p text:style-name="P2">04.05.2011, 19:07</text:p>
      <text:p text:style-name="P2">Забавно! Буду знать.</text:p>
      <text:p text:style-name="Horizontal_20_Line"/>
      <text:p text:style-name="P2">Vit0</text:p>
      <text:p text:style-name="P2">04.05.2011, 19:41</text:p>
      <text:p text:style-name="P2">Кот, всё проще - как есть в России гопники - так "Фрэха" - это девушка-гопница (ну или как там у вас оно называется) :)<text:line-break/>А сам гопник на иврите будет "Арс".</text:p>
      <text:p text:style-name="Horizontal_20_Line"/>
      <text:p text:style-name="P2">Кот</text:p>
      <text:p text:style-name="P2">04.05.2011, 20:57</text:p>
      <text:p text:style-name="P2">Ну да, тогда "шалава" ближе всего будет.</text:p>
      <text:p text:style-name="Horizontal_20_Line"/>
      <text:p text:style-name="P2">Vit0</text:p>
      <text:p text:style-name="P2">05.05.2011, 08:25</text:p>
      <text:p text:style-name="P2">Кот, нет. Фрэха - это не шалава. У фрэхи основная нота - это необразованность и бескультурие, тогда как у шалавы - это лёгкое поведение. Фрэха в отличие от шалавы, накручивает себе цену и с первым попавшимся не пойдёт.<text:line-break/>Кстати, "шалава" на иврите будет "шармута".</text:p>
      <text:p text:style-name="Horizontal_20_Line"/>
      <text:p text:style-name="P2">Lubava</text:p>
      <text:p text:style-name="P2">05.05.2011, 11:52</text:p>
      <text:p text:style-name="P2">Vit0, прямо в точку, в русском нет какого-то дословного перевода этому слову. Это гопница, лохушка, жлобуха, быдлятина. То есть меньше всего слово близко к "шлюха или шалава".<text:line-break/>Короче, фреха это подруга арса :25:</text:p>
      <text:p text:style-name="Horizontal_20_Line"/>
      <text:p text:style-name="P2">Кот</text:p>
      <text:p text:style-name="P2"><text:soft-page-break/>05.05.2011, 15:12</text:p>
      <text:p text:style-name="P2">Умора, какая обстоятельная классификация асоциальных особей женского полу! <text:line-break/><text:line-break/>А "занзОнет" это, как я понимаю, совсем когда всё плохо?</text:p>
      <text:p text:style-name="Horizontal_20_Line"/>
      <text:p text:style-name="P2">alexgor1</text:p>
      <text:p text:style-name="P2">05.05.2011, 16:28</text:p>
      <text:p text:style-name="P2">А "занзОнет" это, как я понимаю, совсем когда всё плохо?<text:line-break/><text:line-break/>Ну если чисто дословно переводить, то "зонзонет" это уменшительно(но не совсем ласкательная) форма указывающая на очень молодой возраст особы лёгкого поведения, а "совсем когда всё плохо" - выражаются "зона бат зона".</text:p>
      <text:p text:style-name="Horizontal_20_Line"/>
      <text:p text:style-name="P2">Кот</text:p>
      <text:p text:style-name="P2">05.05.2011, 16:38</text:p>
      <text:p text:style-name="P2">:-D<text:line-break/><text:line-break/>Т.е., уже не в первом поколении?</text:p>
      <text:p text:style-name="Horizontal_20_Line"/>
      <text:p text:style-name="P2">Кот</text:p>
      <text:p text:style-name="P2">12.05.2011, 18:00</text:p>
      <text:p text:style-name="P2">А аналог нашего "мудака" в Иврите имеется?</text:p>
      <text:p text:style-name="Horizontal_20_Line"/>
      <text:p text:style-name="P2">michael79</text:p>
      <text:p text:style-name="P2">12.05.2011, 18:22</text:p>
      <text:p text:style-name="P2">почему всех начинающих учить язык , первым делом интересуют ругательства ? 8O</text:p>
      <text:p text:style-name="Horizontal_20_Line"/>
      <text:p text:style-name="P2">искренний</text:p>
      <text:p text:style-name="P2">12.05.2011, 18:26</text:p>
      <text:p text:style-name="P2">Кот, нет. Фрэха - это не шалава. У фрэхи основная нота - это необразованность и бескультурие, тогда как у шалавы - это лёгкое поведение. Фрэха в отличие от шалавы, накручивает себе цену и с первым попавшимся не пойдёт.<text:line-break/>Кстати, "шалава" на иврите будет "шармута".<text:line-break/><text:line-break/>Позвольте не согласиться. Шармута это арабское слово, пришедшее в ивритский сленг. А еще добавляют ахусшармута-это вообще пипец, как грубо:mrgreen:</text:p>
      <text:p text:style-name="Horizontal_20_Line"/>
      <text:p text:style-name="P2">sasser</text:p>
      <text:p text:style-name="P2">12.05.2011, 18:49</text:p>
      <text:p text:style-name="P2">А еще добавляют ахусшармута-это вообще пипец, как грубо:mrgreen:<text:line-break/><text:line-break/>ахушармута - брат шлюхи (араб.)</text:p>
      <text:p text:style-name="Horizontal_20_Line"/>
      <text:p text:style-name="P2">искренний</text:p>
      <text:p text:style-name="P2">12.05.2011, 18:50</text:p>
      <text:p text:style-name="P2">А как по поводу тюремного сленга?<text:line-break/><text:line-break/>Чшма абуя, аль тихие маньяк, бо нариц ниярот ше шум манаяк ло яале алейну.- Слушай папаша, не будь сволочью, давай вдохнем порошок, что бы ни один мент нас не застукал<text:line-break/><text:line-break/>Или еще:<text:line-break/>Бэ има шли, ба хаим ло иштамашти вэ ле иштамеш :mrgreen:<text:line-break/><text:soft-page-break/>Мамой клянусь, в жизни не принимал наркотики и не буду принимать.<text:line-break/><text:line-break/>Ма зэ зэ? Патахтем баста по? Таалу ал ха зинзана, ахад ахад, о ше ани эватель лахэм кантина вэ эфтах лахем эт ха тахат:-)<text:line-break/>А это еще что такое? Чего развалились? Залезайте в зинзану по одному( Машина для перевозки заключенных) или я отменю вам кантину(киоск в тюрьме, поставка ) и потом порву вам задницу(заставлю работать-в данном контексте )<text:line-break/><text:line-break/>Лама, ше таасе алай хипус? Улай ата роце ше ани гам эткофеф?-Чего это ты собрался меня обыскивать? Может еще ты захочешь, что бы я нагнулся?<text:line-break/>Кстате, слово капара это слово из торы, и значит жертва<text:line-break/>Капара алеха, это приблизительно типа: жертва на тебя, вроде как ты несчастнинький</text:p>
      <text:p text:style-name="Horizontal_20_Line"/>
      <text:p text:style-name="P2">sasser</text:p>
      <text:p text:style-name="P2">12.05.2011, 18:58</text:p>
      <text:p text:style-name="P2">"оккупационный" сленг: "Куль кальб биджи йомо!" ("каждый пес в свой день"... ) :mrgreen: "алла яхдак!" (пожелание смерти) 8) (разговорный арабский)</text:p>
      <text:p text:style-name="Horizontal_20_Line"/>
      <text:p text:style-name="P2">искренний</text:p>
      <text:p text:style-name="P2">12.05.2011, 19:02</text:p>
      <text:p text:style-name="P2">А вот синоним русского слова "оба на"- Ахульманьюки:-)</text:p>
      <text:p text:style-name="Horizontal_20_Line"/>
      <text:p text:style-name="P2">sasser</text:p>
      <text:p text:style-name="P2">12.05.2011, 19:05</text:p>
      <text:p text:style-name="P2">А вот синоним русского слова "оба на"- Ахульманьюки:-)<text:line-break/><text:line-break/>ахуманьюки, точный перевод: брат маньяка (реально - брат педика)</text:p>
      <text:p text:style-name="Horizontal_20_Line"/>
      <text:p text:style-name="P2">Кот</text:p>
      <text:p text:style-name="P2">12.05.2011, 19:53</text:p>
      <text:p text:style-name="P2">почему всех начинающих учить язык , первым делом интересуют ругательства ? 8O<text:line-break/><text:line-break/>Есть достойная кандидатура для их применения. Даже две. <text:line-break/><text:line-break/>Таки имеются аналоги?</text:p>
      <text:p text:style-name="Horizontal_20_Line"/>
      <text:p text:style-name="P2">Vit0</text:p>
      <text:p text:style-name="P2">12.05.2011, 20:02</text:p>
      <text:p text:style-name="P2">Позвольте не согласиться. Шармута это арабское слово, пришедшее в ивритский сленг.<text:line-break/>При чём тут это?<text:line-break/>90 процентов всего ивритского сленга пришло с арабского :-)<text:line-break/>ахусшармута-это вообще пипец, как грубо<text:line-break/>Если не переводить дословно, то это как раз и означает "пи..ец как".</text:p>
      <text:p text:style-name="Horizontal_20_Line"/>
      <text:p text:style-name="P2">bmn</text:p>
      <text:p text:style-name="P2">20.06.2011, 06:09</text:p>
      <text:p text:style-name="P2">Эта ветка с 2005 года. Прочитал всю, вы огромные молодцы!<text:line-break/>Скажите, а есть какие-то свежие сленговые слова, которые недавно вошли в обиход?</text:p>
      <text:p text:style-name="Horizontal_20_Line"/>
      <text:p text:style-name="P2">искренний</text:p>
      <text:p text:style-name="P2">20.06.2011, 06:40</text:p>
      <text:p text:style-name="P2">Первое, чему меня научили молодые кибуцники, когда я там учил иврит и работал в коровнике, не <text:soft-page-break/>объяснив перевод:<text:line-break/>Анахну роцим лелехет ле рефет лезаен парот:oops:<text:line-break/><text:line-break/>В переводе звучит так: Мы хотим идти в коровник...э...ну...это... совершать акт любви с коровами... О!<text:line-break/><text:line-break/>А потом мы друг друга культурно посылали: Иди вооружайся, где слово вооружайся(тизаен ) от корня зайн-копье или шип или...догадайтесь...еще и является словом "совершать любовный акт "<text:line-break/><text:line-break/><text:line-break/>Одного моего знакомого в первый день призыва спросили в военкомате: Тарамта дам? ( ты сдавал кровь?)<text:line-break/>Он, прожив в стране пару месяцев сразу ответил: Турумтудум:-)</text:p>
      <text:p text:style-name="Horizontal_20_Line"/>
      <text:p text:style-name="P2">michael79</text:p>
      <text:p text:style-name="P2">20.06.2011, 11:36</text:p>
      <text:p text:style-name="P2">לצנתק = לעשות צילצול ניתוק<text:line-break/>:-)</text:p>
      <text:p text:style-name="Horizontal_20_Line"/>
      <text:p text:style-name="P2">Кот</text:p>
      <text:p text:style-name="P2">20.06.2011, 20:33</text:p>
      <text:p text:style-name="P2">И что сие значит?</text:p>
      <text:p text:style-name="Horizontal_20_Line"/>
      <text:p text:style-name="P2">искренний</text:p>
      <text:p text:style-name="P2">20.06.2011, 22:02</text:p>
      <text:p text:style-name="P2">И что сие значит?<text:line-break/><text:line-break/>Это соединение слов позвонить и сразу отключиться, чтобы тебе перезвонили, и ты не платил за разговор:mrgreen:( если я правильно понял смысл) На русском, это бы звучало наверное так:<text:line-break/>"Отклюзнить"</text:p>
      <text:p text:style-name="Horizontal_20_Line"/>
      <text:p text:style-name="P2">Dimmetrius</text:p>
      <text:p text:style-name="P2">21.06.2011, 02:44</text:p>
      <text:p text:style-name="P2">Интересно, как часто встречаются приведенные на форуме слэнговые выражения в израильских газетах, радио, телевидении и интернете? И бывают ли случаи наказания за употребление слэнга в средствах массовой информации? Как и кто определяет степень табуированности израильского сленга?</text:p>
      <text:p text:style-name="Horizontal_20_Line"/>
      <text:p text:style-name="P2">искренний</text:p>
      <text:p text:style-name="P2">21.06.2011, 05:37</text:p>
      <text:p text:style-name="P2">Интересно, как часто встречаются приведенные на форуме слэнговые выражения в израильских газетах, радио, телевидении и интернете? И бывают ли случаи наказания за употребление слэнга в средствах массовой информации? Как и кто определяет степень табуированности израильского сленга?<text:line-break/><text:line-break/><text:line-break/>Довольно часто можно услышать по радио или телевидению конкретный тяжелый русский мат, с небольшими изменениями. Конечно израильтяне понятия не имеют о значениии выражения ... твою мать, или ... ... ...,<text:line-break/>а когда они говорят ... я вообще краснею:x<text:line-break/>У меня такое ощущение, что в Израиле можно говорить все и везде.<text:line-break/>Во первых это все равно не поможет, во вторых многие все равно не поймут.<text:line-break/>А когда я смотрел израильских стендапистов, как правило поздними шабатними вечерами, то там <text:soft-page-break/>вообще употреблялись маты со всего земного шара, что не мешало хорошенько поржать часок. Ничуть не хуже камеди клаба на ТНТ...:37:</text:p>
      <text:p text:style-name="Horizontal_20_Line"/>
      <text:p text:style-name="P2">Кот</text:p>
      <text:p text:style-name="P2">20.11.2011, 13:56</text:p>
      <text:p text:style-name="P2">Есть ли в Иврите аналог нашего слова "стёб?"<text:line-break/><text:line-break/>И выражения "just for fun?"</text:p>
      <text:p text:style-name="Horizontal_20_Line"/>
      <text:p text:style-name="P2">Menumeret</text:p>
      <text:p text:style-name="P2">20.09.2012, 09:46</text:p>
      <text:p text:style-name="P2">Ох как здорово, в ульпанах и в книжках таким словам не учат:) Спасибо всем участникам за расширение кругозора и языковых границ. Второй день читаю тему, не могу оторваться...:25:</text:p>
      <text:p text:style-name="Horizontal_20_Line"/>
      <text:p text:style-name="P2">michael79</text:p>
      <text:p text:style-name="P2">20.09.2012, 11:52</text:p>
      <text:p text:style-name="P2">Кот,стебаться = להסטלבת על [leistalbet al]</text:p>
      <text:p text:style-name="Horizontal_20_Line"/>
      <text:p text:style-name="P2">Кот</text:p>
      <text:p text:style-name="P2">20.09.2012, 16:51</text:p>
      <text:p text:style-name="P2">Спасибо.</text:p>
      <text:p text:style-name="Horizontal_20_Line"/>
      <text:p text:style-name="P2">michael79</text:p>
      <text:p text:style-name="P2">20.09.2012, 17:04</text:p>
      <text:p text:style-name="P2">תבוא כל יום :wink:</text:p>
      <text:p text:style-name="Horizontal_20_Line"/>
      <text:p text:style-name="P2">Кот</text:p>
      <text:p text:style-name="P2">22.09.2012, 18:37</text:p>
      <text:p text:style-name="P2">ברצון<text:line-break/><text:line-break/>:38: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Ивритский Сленг</meta:keyword>
    <meta:keyword>в натуре!</meta:keyword>
    <meta:keyword>скачать бесплатно</meta:keyword>
    <meta:keyword>новинки кино</meta:keyword>
    <meta:keyword>ищу фильм</meta:keyword>
    <meta:keyword>рецензии на кино и музыку</meta:keyword>
    <meta:keyword>фильмы онлайн</meta:keyword>
    <meta:keyword>документальные обучающие фильмы</meta:keyword>
    <meta:keyword>музыкальные новинки</meta:keyword>
    <meta:keyword>новый альбом</meta:keyword>
    <meta:keyword>скачать музыку</meta:keyword>
    <meta:keyword>новости Израиля</meta:keyword>
    <meta:keyword>Обзор и обсуждение операционных систем</meta:keyword>
    <meta:keyword>Советы по настройке и улучшению работы</meta:keyword>
    <meta:keyword>Вопросы - ответы  Windows Linux</meta:keyword>
    <meta:keyword>Разнообразные скидки новинки</meta:keyword>
    <meta:keyword>Цифровая фотография</meta:keyword>
    <meta:keyword>школа фотографа</meta:keyword>
    <meta:keyword>книги по фотографии</meta:keyword>
    <meta:keyword>аудиокниги скачать</meta:keyword>
    <meta:keyword>поиск книг</meta:keyword>
    <meta:keyword>Продажа Покупка со вторых рук</meta:keyword>
    <meta:keyword>женские секреты</meta:keyword>
    <meta:keyword>Разнообразные новости со всего света</meta:keyword>
    <meta:keyword>Любимые места досуга  отдыха</meta:keyword>
    <meta:keyword>рекомендации рзвлечения</meta:keyword>
    <meta:keyword>открытки и поздравления</meta:keyword>
    <meta:keyword>онлайн игры</meta:keyword>
    <meta:keyword>рукоделие кулинария</meta:keyword>
    <meta:keyword>бисероплетение хвастушки</meta:keyword>
    <meta:keyword>вышивка журналы книги</meta:keyword>
    <meta:keyword>программы для mp3</meta:keyword>
    <meta:keyword>музыка без потери качества</meta:keyword>
    <meta:keyword>lossless ape wavpack</meta:keyword>
    <meta:keyword>Поиск книг и журналов</meta:keyword>
    <meta:keyword>Техническая и компьютерная литература</meta:keyword>
    <meta:keyword>стихи и проза почитать интересное</meta:keyword>
    <meta:keyword>скачать музыку бесплатно</meta:keyword>
    <meta:keyword>скачать +без регистрации</meta:keyword>
    <meta:keyword>бесплатный торрент скачать</meta:keyword>
    <meta:keyword>скачать бесплатную русскую</meta:keyword>
    <meta:keyword>торрент скачать</meta:keyword>
    <meta:keyword>торент</meta:keyword>
    <meta:keyword>торрент</meta:keyword>
    <meta:keyword>скачать бесплатно 2011</meta:keyword>
    <meta:keyword>скачать бесплатные</meta:keyword>
    <meta:keyword>бисероплетение схемы</meta:keyword>
    <meta:keyword>бесплатное онлайн кино</meta:keyword>
    <meta:keyword>фильмы бесплатно</meta:keyword>
    <meta:keyword>кино смотреть бесплатно</meta:keyword>
    <meta:keyword>кино онлайн бесплатно хорошего качества</meta:keyword>
    <meta:keyword>бесплатное кино</meta:keyword>
    <meta:keyword>мультики</meta:keyword>
    <meta:keyword>смотреть новинки кино 2011</meta:keyword>
    <meta:keyword>молодежные комедии</meta:keyword>
    <meta:keyword>видеокурсы по фотографии</meta:keyword>
    <meta:keyword>блоги</meta:keyword>
    <meta:keyword>журнал</meta:keyword>
    <meta:keyword>почитать интересное.</meta:keyword>
    <dc:description>[Архив]  Ивритский Сленг, в натуре! Иврит</dc:description>
    <dc:title> Ивритский Сленг, в натуре! [Архив] - Форум</dc:title>
    <dc:date>2017-12-27T01:29:17.726577040</dc:date>
    <meta:editing-duration>PT2M13S</meta:editing-duration>
    <meta:editing-cycles>1</meta:editing-cycles>
    <meta:document-statistic meta:table-count="0" meta:image-count="0" meta:object-count="0" meta:page-count="38" meta:paragraph-count="661" meta:word-count="9835" meta:character-count="63965" meta:non-whitespace-character-count="54320"/>
    <meta:generator>LibreOffice/5.1.6.2$Linux_X86_64 LibreOffice_project/10m0$Build-2</meta:generator>
  </office:meta>
</office:document-meta>
</file>